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Georgia" svg:font-family="Georgia"/>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Heading_20_2">
      <style:paragraph-properties fo:margin-top="0.25in" fo:margin-bottom="0.0555in" style:contextual-spacing="false" fo:line-height="115%" fo:text-align="justify" style:justify-single-word="false" fo:break-before="auto" fo:break-after="auto" style:writing-mode="lr-tb"/>
      <style:text-properties officeooo:paragraph-rsid="00191f25"/>
    </style:style>
    <style:style style:name="P2" style:family="paragraph" style:parent-style-name="Heading_20_2">
      <style:paragraph-properties fo:margin-top="0.25in" fo:margin-bottom="0.0555in" style:contextual-spacing="false" fo:line-height="115%" fo:break-before="auto" fo:break-after="auto" style:writing-mode="lr-tb"/>
      <style:text-properties officeooo:paragraph-rsid="00191f25"/>
    </style:style>
    <style:style style:name="P3" style:family="paragraph" style:parent-style-name="Heading_20_2">
      <style:paragraph-properties fo:margin-top="0.25in" fo:margin-bottom="0in" style:contextual-spacing="false" fo:line-height="115%" fo:break-before="auto" fo:break-after="auto" style:writing-mode="lr-tb"/>
      <style:text-properties officeooo:paragraph-rsid="00191f25"/>
    </style:style>
    <style:style style:name="P4" style:family="paragraph" style:parent-style-name="Heading_20_2">
      <style:paragraph-properties fo:margin-top="0in" fo:margin-bottom="0in" style:contextual-spacing="false" fo:line-height="115%" fo:break-before="auto" fo:break-after="auto" style:writing-mode="lr-tb"/>
      <style:text-properties officeooo:paragraph-rsid="00191f25"/>
    </style:style>
    <style:style style:name="P5"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text-properties officeooo:paragraph-rsid="00191f25"/>
    </style:style>
    <style:style style:name="P6" style:family="paragraph" style:parent-style-name="Heading_20_3">
      <style:paragraph-properties fo:margin-top="0.1945in" fo:margin-bottom="0.0555in" style:contextual-spacing="false" fo:line-height="115%" fo:break-before="auto" fo:break-after="auto" style:writing-mode="lr-tb"/>
      <style:text-properties fo:color="#000000" fo:font-size="14pt" officeooo:paragraph-rsid="00191f25" style:font-size-asian="14pt" style:font-size-complex="14pt"/>
    </style:style>
    <style:style style:name="P7" style:family="paragraph" style:parent-style-name="Heading_20_3">
      <style:paragraph-properties fo:margin-top="0.1945in" fo:margin-bottom="0.0555in" style:contextual-spacing="false" fo:line-height="115%" fo:break-before="auto" fo:break-after="auto" style:writing-mode="lr-tb"/>
      <style:text-properties officeooo:paragraph-rsid="00191f25"/>
    </style:style>
    <style:style style:name="P8" style:family="paragraph" style:parent-style-name="Heading_20_3">
      <style:paragraph-properties fo:margin-top="0.1945in" fo:margin-bottom="0in" style:contextual-spacing="false" fo:line-height="115%" fo:break-before="auto" fo:break-after="auto" style:writing-mode="lr-tb"/>
      <style:text-properties officeooo:paragraph-rsid="00191f25"/>
    </style:style>
    <style:style style:name="P9" style:family="paragraph" style:parent-style-name="Heading_20_3">
      <style:paragraph-properties fo:margin-top="0.1945in" fo:margin-bottom="0in" style:contextual-spacing="false" fo:line-height="115%" fo:break-before="auto" fo:break-after="auto" style:writing-mode="lr-tb"/>
      <style:text-properties fo:color="#000000" fo:font-size="14pt" officeooo:paragraph-rsid="00191f25" style:font-size-asian="14pt" style:font-size-complex="14pt"/>
    </style:style>
    <style:style style:name="P10"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text-properties officeooo:paragraph-rsid="00191f25"/>
    </style:style>
    <style:style style:name="P11"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officeooo:paragraph-rsid="00191f25" style:font-style-asian="normal" style:font-weight-asian="bold" style:font-style-complex="normal" style:font-weight-complex="bold"/>
    </style:style>
    <style:style style:name="P12" style:family="paragraph" style:parent-style-name="Standard">
      <style:paragraph-properties fo:line-height="115%" style:writing-mode="lr-tb"/>
      <style:text-properties officeooo:paragraph-rsid="00191f25"/>
    </style:style>
    <style:style style:name="P13" style:family="paragraph" style:parent-style-name="Standard">
      <style:paragraph-properties fo:margin-left="0in" fo:margin-right="1in" fo:line-height="115%" fo:text-indent="0in" style:auto-text-indent="false" fo:break-before="auto" fo:break-after="auto" style:writing-mode="lr-tb"/>
      <style:text-properties officeooo:paragraph-rsid="00191f25"/>
    </style:style>
    <style:style style:name="P14"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officeooo:paragraph-rsid="00191f25" fo:background-color="#ffffff" style:font-size-asian="12pt" style:font-size-complex="12pt"/>
    </style:style>
    <style:style style:name="P15" style:family="paragraph" style:parent-style-name="Standard">
      <style:paragraph-properties fo:margin-left="0in" fo:margin-right="1in" fo:line-height="115%" fo:text-indent="0in" style:auto-text-indent="false" fo:break-before="auto" fo:break-after="auto" style:writing-mode="lr-tb"/>
      <style:text-properties fo:color="#222222" fo:font-size="12pt" officeooo:paragraph-rsid="00191f25" fo:background-color="#ffffff" style:font-size-asian="12pt" style:font-size-complex="12pt"/>
    </style:style>
    <style:style style:name="P16" style:family="paragraph" style:parent-style-name="Standard">
      <style:paragraph-properties fo:margin-left="0in" fo:margin-right="1in" fo:line-height="115%" fo:text-indent="0in" style:auto-text-indent="false" style:writing-mode="lr-tb"/>
      <style:text-properties officeooo:paragraph-rsid="00191f25"/>
    </style:style>
    <style:style style:name="P17" style:family="paragraph" style:parent-style-name="Standard">
      <style:paragraph-properties fo:margin-left="0in" fo:margin-right="1in" fo:line-height="115%" fo:text-indent="0.5in" style:auto-text-indent="false" fo:break-before="auto" fo:break-after="auto" style:writing-mode="lr-tb"/>
      <style:text-properties officeooo:paragraph-rsid="00191f25"/>
    </style:style>
    <style:style style:name="P18" style:family="paragraph" style:parent-style-name="Standard">
      <style:paragraph-properties fo:margin-left="0.0693in" fo:margin-right="0in" fo:line-height="115%" fo:text-indent="0in" style:auto-text-indent="false" fo:break-before="auto" fo:break-after="auto" style:writing-mode="lr-tb"/>
      <style:text-properties officeooo:paragraph-rsid="00191f25"/>
    </style:style>
    <style:style style:name="P19" style:family="paragraph" style:parent-style-name="Standard">
      <style:paragraph-properties fo:margin-left="0.0693in" fo:margin-right="0in" fo:line-height="115%" fo:text-indent="0in" style:auto-text-indent="false" style:writing-mode="lr-tb"/>
      <style:text-properties officeooo:paragraph-rsid="00191f25"/>
    </style:style>
    <style:style style:name="P20" style:family="paragraph" style:parent-style-name="Standard">
      <style:paragraph-properties fo:line-height="115%" fo:break-before="page" style:writing-mode="lr-tb"/>
      <style:text-properties officeooo:paragraph-rsid="00191f25"/>
    </style:style>
    <style:style style:name="P21" style:family="paragraph" style:parent-style-name="Standard">
      <style:paragraph-properties fo:line-height="115%" fo:break-before="auto" fo:break-after="auto" style:writing-mode="lr-tb"/>
      <style:text-properties officeooo:paragraph-rsid="00191f25"/>
    </style:style>
    <style:style style:name="P22" style:family="paragraph" style:parent-style-name="Standard">
      <style:paragraph-properties fo:line-height="115%" fo:text-align="center" style:justify-single-word="false" fo:break-before="auto" fo:break-after="auto" style:writing-mode="lr-tb"/>
      <style:text-properties officeooo:paragraph-rsid="00191f25"/>
    </style:style>
    <style:style style:name="P23" style:family="paragraph" style:parent-style-name="Standard">
      <style:paragraph-properties fo:line-height="150%" fo:break-before="auto" fo:break-after="auto" style:writing-mode="lr-tb"/>
      <style:text-properties officeooo:paragraph-rsid="00191f25"/>
    </style:style>
    <style:style style:name="P24" style:family="paragraph" style:parent-style-name="Standard">
      <style:paragraph-properties fo:line-height="150%" fo:break-before="auto" fo:break-after="auto" style:writing-mode="lr-tb"/>
      <style:text-properties fo:color="#333333" style:font-name="Consolas" fo:font-size="9pt" officeooo:paragraph-rsid="00191f25" style:font-name-asian="Consolas" style:font-size-asian="9pt" style:font-name-complex="Consolas" style:font-size-complex="9pt"/>
    </style:style>
    <style:style style:name="P25" style:family="paragraph" style:parent-style-name="Standard">
      <style:paragraph-properties fo:line-height="115%" fo:break-before="auto" fo:break-after="auto" style:writing-mode="lr-tb"/>
      <style:text-properties fo:color="#000099" style:text-underline-style="solid" style:text-underline-width="auto" style:text-underline-color="font-color" officeooo:paragraph-rsid="00191f25"/>
    </style:style>
    <style:style style:name="P26"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officeooo:paragraph-rsid="00191f25" style:font-name-asian="Georgia" style:font-name-complex="Georgia"/>
    </style:style>
    <style:style style:name="P27"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officeooo:paragraph-rsid="00191f25" style:font-size-asian="13pt" style:font-size-complex="13pt"/>
    </style:style>
    <style:style style:name="P28"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officeooo:paragraph-rsid="00191f25" style:font-size-asian="10pt" style:font-size-complex="10pt"/>
    </style:style>
    <style:style style:name="P29" style:family="paragraph" style:parent-style-name="Standard">
      <style:paragraph-properties fo:line-height="115%" fo:break-before="auto" fo:break-after="auto" style:writing-mode="lr-tb"/>
      <style:text-properties fo:font-weight="bold" officeooo:paragraph-rsid="00191f25" style:font-weight-asian="bold" style:font-weight-complex="bold"/>
    </style:style>
    <style:style style:name="P30" style:family="paragraph" style:parent-style-name="Standard">
      <style:paragraph-properties fo:line-height="115%" fo:break-before="auto" fo:break-after="auto" style:writing-mode="lr-tb"/>
      <style:text-properties fo:color="#1155cc" style:text-underline-style="solid" style:text-underline-width="auto" style:text-underline-color="font-color" officeooo:paragraph-rsid="00191f25"/>
    </style:style>
    <style:style style:name="P31"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officeooo:paragraph-rsid="00191f25" style:font-size-asian="13pt" style:font-size-complex="13pt"/>
    </style:style>
    <style:style style:name="P32"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officeooo:paragraph-rsid="00191f25" style:font-size-asian="14pt" style:font-size-complex="14pt"/>
    </style:style>
    <style:style style:name="P33"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officeooo:paragraph-rsid="00191f25" style:font-size-asian="18pt" style:font-size-complex="18pt"/>
    </style:style>
    <style:style style:name="P34" style:family="paragraph" style:parent-style-name="Standard">
      <style:paragraph-properties fo:line-height="115%" fo:break-before="auto" fo:break-after="auto" style:writing-mode="lr-tb"/>
      <style:text-properties style:font-name="Georgia" officeooo:paragraph-rsid="00191f25" style:font-name-asian="Georgia" style:font-name-complex="Georgia"/>
    </style:style>
    <style:style style:name="P35" style:family="paragraph" style:parent-style-name="Standard">
      <style:paragraph-properties fo:line-height="115%" fo:break-before="auto" fo:break-after="auto" style:writing-mode="lr-tb"/>
      <style:text-properties style:font-name="Verdana" fo:font-size="8pt" officeooo:paragraph-rsid="00191f25" style:font-name-asian="Verdana" style:font-size-asian="8pt" style:font-name-complex="Verdana" style:font-size-complex="8pt"/>
    </style:style>
    <style:style style:name="P36" style:family="paragraph" style:parent-style-name="Standard">
      <style:paragraph-properties fo:line-height="115%" fo:break-before="auto" fo:break-after="auto" style:writing-mode="lr-tb"/>
      <style:text-properties style:font-name="Verdana" fo:font-size="18pt" fo:font-weight="bold" officeooo:paragraph-rsid="00191f25" style:font-name-asian="Verdana" style:font-size-asian="18pt" style:font-weight-asian="bold" style:font-name-complex="Verdana" style:font-size-complex="18pt" style:font-weight-complex="bold"/>
    </style:style>
    <style:style style:name="P37" style:family="paragraph" style:parent-style-name="Standard">
      <style:paragraph-properties fo:line-height="115%" fo:break-before="auto" fo:break-after="auto" style:writing-mode="lr-tb"/>
      <style:text-properties style:font-name="Verdana" fo:font-size="10pt" officeooo:paragraph-rsid="00191f25" style:font-name-asian="Verdana" style:font-size-asian="10pt" style:font-name-complex="Verdana" style:font-size-complex="10pt"/>
    </style:style>
    <style:style style:name="P38" style:family="paragraph" style:parent-style-name="Standard">
      <style:paragraph-properties fo:line-height="115%" fo:break-before="auto" fo:break-after="auto" style:writing-mode="lr-tb"/>
      <style:text-properties fo:font-size="14pt" fo:font-weight="bold" officeooo:paragraph-rsid="00191f25" style:font-size-asian="14pt" style:font-weight-asian="bold" style:font-size-complex="14pt" style:font-weight-complex="bold"/>
    </style:style>
    <style:style style:name="P39" style:family="paragraph" style:parent-style-name="Standard">
      <style:paragraph-properties fo:line-height="115%" fo:break-before="auto" fo:break-after="auto" style:writing-mode="lr-tb"/>
      <style:text-properties fo:font-size="14pt" officeooo:paragraph-rsid="00191f25" style:font-size-asian="14pt" style:font-size-complex="14pt"/>
    </style:style>
    <style:style style:name="P40" style:family="paragraph" style:parent-style-name="Standard">
      <style:paragraph-properties fo:line-height="115%" fo:break-before="auto" fo:break-after="auto" style:writing-mode="lr-tb"/>
      <style:text-properties fo:color="#666666" fo:font-size="12pt" fo:font-weight="bold" officeooo:paragraph-rsid="00191f25" style:font-size-asian="12pt" style:font-weight-asian="bold" style:font-size-complex="12pt" style:font-weight-complex="bold"/>
    </style:style>
    <style:style style:name="P41"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officeooo:paragraph-rsid="00191f25" fo:background-color="#ffffff" style:font-size-asian="8pt" style:font-size-complex="8pt"/>
    </style:style>
    <style:style style:name="P42" style:family="paragraph" style:parent-style-name="Standard">
      <style:paragraph-properties fo:line-height="115%" fo:break-before="auto" fo:break-after="auto" style:writing-mode="lr-tb"/>
      <style:text-properties fo:color="#383838" style:font-name="Verdana" fo:font-size="10pt" officeooo:paragraph-rsid="00191f25" fo:background-color="#ffffff" style:font-name-asian="Verdana" style:font-size-asian="10pt" style:font-name-complex="Verdana" style:font-size-complex="10pt"/>
    </style:style>
    <style:style style:name="P43" style:family="paragraph" style:parent-style-name="Standard">
      <style:paragraph-properties fo:line-height="115%" fo:break-before="auto" fo:break-after="auto" style:writing-mode="lr-tb"/>
      <style:text-properties fo:font-size="24pt" fo:font-weight="bold" officeooo:paragraph-rsid="00191f25" style:font-size-asian="24pt" style:font-weight-asian="bold" style:font-size-complex="24pt" style:font-weight-complex="bold"/>
    </style:style>
    <style:style style:name="P44" style:family="paragraph" style:parent-style-name="Standard">
      <style:paragraph-properties fo:line-height="115%" fo:break-before="auto" fo:break-after="auto" style:writing-mode="lr-tb"/>
      <style:text-properties fo:font-size="10pt" officeooo:paragraph-rsid="00191f25" style:font-size-asian="10pt" style:font-size-complex="10pt"/>
    </style:style>
    <style:style style:name="P45"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officeooo:paragraph-rsid="00191f25" style:font-size-asian="14pt" style:font-size-complex="14pt"/>
    </style:style>
    <style:style style:name="P46"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officeooo:paragraph-rsid="00191f25" style:font-size-asian="14pt" style:font-weight-asian="bold" style:font-size-complex="14pt" style:font-weight-complex="bold"/>
    </style:style>
    <style:style style:name="P47"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officeooo:paragraph-rsid="00191f25" style:font-size-asian="12pt" style:font-size-complex="12pt"/>
    </style:style>
    <style:style style:name="P48" style:family="paragraph" style:parent-style-name="Standard">
      <style:paragraph-properties fo:line-height="115%" fo:break-before="auto" fo:break-after="auto" style:writing-mode="lr-tb"/>
      <style:text-properties fo:font-size="9pt" fo:font-weight="bold" officeooo:paragraph-rsid="00191f25" fo:background-color="#ffffff" style:font-size-asian="9pt" style:font-weight-asian="bold" style:font-size-complex="9pt" style:font-weight-complex="bold"/>
    </style:style>
    <style:style style:name="P49" style:family="paragraph" style:parent-style-name="Standard">
      <style:paragraph-properties fo:line-height="115%" fo:break-before="auto" fo:break-after="auto" style:writing-mode="lr-tb"/>
      <style:text-properties fo:font-size="9pt" officeooo:paragraph-rsid="00191f25" fo:background-color="#ffffff" style:font-size-asian="9pt" style:font-size-complex="9pt"/>
    </style:style>
    <style:style style:name="P50" style:family="paragraph" style:parent-style-name="Standard" style:list-style-name="LS61">
      <style:paragraph-properties fo:margin-top="0in" fo:margin-bottom="0in" style:contextual-spacing="false" fo:line-height="115%" fo:break-before="auto" fo:break-after="auto" style:writing-mode="lr-tb"/>
      <style:text-properties officeooo:paragraph-rsid="00191f25"/>
    </style:style>
    <style:style style:name="P51" style:family="paragraph" style:parent-style-name="Standard" style:list-style-name="LS65">
      <style:paragraph-properties fo:margin-top="0in" fo:margin-bottom="0in" style:contextual-spacing="false" fo:line-height="115%" fo:break-before="auto" fo:break-after="auto" style:writing-mode="lr-tb"/>
      <style:text-properties officeooo:paragraph-rsid="00191f25"/>
    </style:style>
    <style:style style:name="P52" style:family="paragraph" style:parent-style-name="Standard" style:list-style-name="LS66">
      <style:paragraph-properties fo:margin-top="0in" fo:margin-bottom="0in" style:contextual-spacing="false" fo:line-height="115%" fo:break-before="auto" fo:break-after="auto" style:writing-mode="lr-tb"/>
      <style:text-properties officeooo:paragraph-rsid="00191f25"/>
    </style:style>
    <style:style style:name="P53" style:family="paragraph" style:parent-style-name="Standard" style:list-style-name="LS67">
      <style:paragraph-properties fo:margin-top="0in" fo:margin-bottom="0in" style:contextual-spacing="false" fo:line-height="115%" fo:break-before="auto" fo:break-after="auto" style:writing-mode="lr-tb"/>
      <style:text-properties officeooo:paragraph-rsid="00191f25"/>
    </style:style>
    <style:style style:name="P54" style:family="paragraph" style:parent-style-name="Standard" style:list-style-name="LS68">
      <style:paragraph-properties fo:margin-top="0in" fo:margin-bottom="0in" style:contextual-spacing="false" fo:line-height="115%" fo:break-before="auto" fo:break-after="auto" style:writing-mode="lr-tb"/>
      <style:text-properties officeooo:paragraph-rsid="00191f25"/>
    </style:style>
    <style:style style:name="P55" style:family="paragraph" style:parent-style-name="Standard" style:list-style-name="LS75">
      <style:paragraph-properties fo:margin-top="0in" fo:margin-bottom="0in" style:contextual-spacing="false" fo:line-height="115%" fo:break-before="auto" fo:break-after="auto" style:writing-mode="lr-tb"/>
      <style:text-properties officeooo:paragraph-rsid="00191f25"/>
    </style:style>
    <style:style style:name="P56" style:family="paragraph" style:parent-style-name="Standard" style:list-style-name="LS62">
      <style:paragraph-properties fo:margin-top="0in" fo:margin-bottom="0in" style:contextual-spacing="false" fo:line-height="131%" fo:break-before="auto" fo:break-after="auto" style:writing-mode="lr-tb"/>
      <style:text-properties officeooo:paragraph-rsid="00191f25"/>
    </style:style>
    <style:style style:name="P57" style:family="paragraph" style:parent-style-name="Standard">
      <style:paragraph-properties fo:margin-top="0in" fo:margin-bottom="0in" style:contextual-spacing="false" fo:line-height="131%" style:writing-mode="lr-tb"/>
      <style:text-properties officeooo:paragraph-rsid="00191f25"/>
    </style:style>
    <style:style style:name="P58" style:family="paragraph" style:parent-style-name="Standard">
      <style:paragraph-properties fo:margin-top="0in" fo:margin-bottom="0in" style:contextual-spacing="false" fo:line-height="115%" style:writing-mode="lr-tb"/>
      <style:text-properties officeooo:paragraph-rsid="00191f25"/>
    </style:style>
    <style:style style:name="P59"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paragraph-rsid="00191f25"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paragraph-rsid="00191f25"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officeooo:paragraph-rsid="00191f25" style:font-name-asian="Arial" style:font-size-asian="10pt" style:font-style-asian="normal" style:font-weight-asian="bold" style:font-name-complex="Arial" style:font-size-complex="10pt" style:font-style-complex="normal" style:font-weight-complex="bold"/>
    </style:style>
    <style:style style:name="P62"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officeooo:paragraph-rsid="00191f25" style:font-name-asian="Arial" style:font-size-asian="10pt" style:font-style-asian="normal" style:font-weight-asian="normal" style:font-name-complex="Arial" style:font-size-complex="10pt" style:font-style-complex="normal" style:font-weight-complex="normal"/>
    </style:style>
    <style:style style:name="P6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officeooo:paragraph-rsid="00191f25"/>
    </style:style>
    <style:style style:name="P64"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officeooo:paragraph-rsid="00191f25" fo:background-color="#ffffff" style:font-name-asian="Verdana" style:font-size-asian="10pt" style:font-style-asian="normal" style:font-weight-asian="normal" style:font-name-complex="Verdana" style:font-size-complex="10pt" style:font-style-complex="normal" style:font-weight-complex="normal"/>
    </style:style>
    <style:style style:name="P65"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191f25"/>
    </style:style>
    <style:style style:name="P6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191f25"/>
    </style:style>
    <style:style style:name="P67"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text-properties officeooo:paragraph-rsid="00191f25"/>
    </style:style>
    <style:style style:name="P68"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text-properties officeooo:paragraph-rsid="00191f25"/>
    </style:style>
    <style:style style:name="P69"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text-properties officeooo:paragraph-rsid="00191f25"/>
    </style:style>
    <style:style style:name="P70"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text-properties officeooo:paragraph-rsid="00191f25"/>
    </style:style>
    <style:style style:name="P71"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text-properties officeooo:paragraph-rsid="00191f25"/>
    </style:style>
    <style:style style:name="P72"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text-properties officeooo:paragraph-rsid="00191f25"/>
    </style:style>
    <style:style style:name="P73" style:family="paragraph" style:parent-style-name="Standard">
      <style:paragraph-properties fo:margin-left="0.5in" fo:margin-right="0in" fo:line-height="115%" fo:text-indent="0in" style:auto-text-indent="false" fo:break-before="auto" fo:break-after="auto" style:writing-mode="lr-tb"/>
      <style:text-properties officeooo:paragraph-rsid="00191f25"/>
    </style:style>
    <style:style style:name="P74" style:family="paragraph" style:parent-style-name="Standard">
      <style:paragraph-properties fo:margin-left="0in" fo:margin-right="0in" fo:line-height="115%" fo:text-indent="0.5in" style:auto-text-indent="false" fo:break-before="auto" fo:break-after="auto" style:writing-mode="lr-tb"/>
      <style:text-properties officeooo:paragraph-rsid="00191f25"/>
    </style:style>
    <style:style style:name="P75"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76"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77"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78"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79"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0"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1"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2"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3"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4"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5"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6"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7"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8"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89"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90"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91" style:family="paragraph" style:parent-style-name="Standard">
      <style:paragraph-properties fo:margin-left="0in" fo:margin-right="0.1528in" fo:line-height="115%" fo:text-indent="0in" style:auto-text-indent="false" fo:break-before="auto" fo:break-after="auto" style:writing-mode="lr-tb"/>
      <style:text-properties officeooo:paragraph-rsid="00191f25"/>
    </style:style>
    <style:style style:name="P92" style:family="paragraph" style:parent-style-name="Standard">
      <style:paragraph-properties fo:margin-left="0.5in" fo:margin-right="0.1528in" fo:line-height="115%" fo:text-indent="0in" style:auto-text-indent="false" fo:break-before="auto" fo:break-after="auto" style:writing-mode="lr-tb"/>
      <style:text-properties officeooo:paragraph-rsid="00191f25"/>
    </style:style>
    <style:style style:name="P93" style:family="paragraph" style:parent-style-name="Heading_20_1">
      <style:paragraph-properties fo:margin-left="0in" fo:margin-right="1in" fo:line-height="115%" fo:text-indent="0in" style:auto-text-indent="false" fo:break-before="auto" fo:break-after="auto" style:writing-mode="lr-tb"/>
      <style:text-properties officeooo:paragraph-rsid="00191f25"/>
    </style:style>
    <style:style style:name="P94" style:family="paragraph" style:parent-style-name="Heading_20_1">
      <style:paragraph-properties fo:margin-left="0in" fo:margin-right="1in" fo:line-height="115%" fo:text-indent="0in" style:auto-text-indent="false" fo:break-before="page" style:writing-mode="lr-tb"/>
      <style:text-properties officeooo:paragraph-rsid="00191f25"/>
    </style:style>
    <style:style style:name="P95" style:family="paragraph" style:parent-style-name="Heading_20_1">
      <style:paragraph-properties fo:margin-left="0.111in" fo:margin-right="0.111in" fo:margin-top="0.3193in" fo:margin-bottom="0.2083in" style:contextual-spacing="false" fo:line-height="100%" fo:text-align="start" style:justify-single-word="false" fo:text-indent="0in" style:auto-text-indent="false" fo:break-before="auto" fo:break-after="auto" style:writing-mode="lr-tb"/>
      <style:text-properties officeooo:paragraph-rsid="00191f25"/>
    </style:style>
    <style:style style:name="P96" style:family="paragraph" style:parent-style-name="Heading_20_1">
      <style:paragraph-properties fo:margin-top="0.139in" fo:margin-bottom="0in" style:contextual-spacing="false" fo:line-height="115%" fo:break-before="auto" fo:break-after="auto" style:writing-mode="lr-tb"/>
      <style:text-properties officeooo:paragraph-rsid="00191f25"/>
    </style:style>
    <style:style style:name="P97" style:family="paragraph" style:parent-style-name="Heading_20_1">
      <style:paragraph-properties fo:margin-top="0.3335in" fo:margin-bottom="0in" style:contextual-spacing="false" fo:line-height="115%" fo:break-before="auto" fo:break-after="auto" style:writing-mode="lr-tb"/>
      <style:text-properties officeooo:paragraph-rsid="00191f25"/>
    </style:style>
    <style:style style:name="P98" style:family="paragraph" style:parent-style-name="Heading_20_1">
      <style:paragraph-properties fo:margin-top="0.3335in" fo:margin-bottom="0.0835in" style:contextual-spacing="false" fo:line-height="115%" fo:break-before="auto" fo:break-after="auto" style:writing-mode="lr-tb"/>
      <style:text-properties officeooo:paragraph-rsid="00191f25"/>
    </style:style>
    <style:style style:name="P99" style:family="paragraph" style:parent-style-name="Heading_20_1">
      <style:paragraph-properties fo:margin-top="0.3335in" fo:margin-bottom="0.0835in" style:contextual-spacing="false" fo:line-height="115%" fo:break-before="auto" fo:break-after="auto" style:writing-mode="lr-tb"/>
      <style:text-properties fo:font-size="24pt" officeooo:paragraph-rsid="00191f25" style:font-size-asian="24pt" style:font-size-complex="24pt"/>
    </style:style>
    <style:style style:name="T1" style:family="text">
      <style:text-properties fo:color="#1155cc" style:text-underline-style="solid" style:text-underline-width="auto" style:text-underline-color="font-color"/>
    </style:style>
    <style:style style:name="T2" style:family="text">
      <style:text-properties fo:color="#1155cc" fo:font-size="12pt" style:text-underline-style="solid" style:text-underline-width="auto" style:text-underline-color="font-color" fo:background-color="#ffffff" style:font-size-asian="12pt" style:font-size-complex="12pt"/>
    </style:style>
    <style:style style:name="T3"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5" style:family="text">
      <style:text-properties fo:color="#1155cc" fo:font-size="10pt" style:text-underline-style="solid" style:text-underline-width="auto" style:text-underline-color="font-color" fo:background-color="#ffffff" style:font-size-asian="10pt" style:font-size-complex="10pt"/>
    </style:style>
    <style:style style:name="T6" style:family="text">
      <style:text-properties fo:color="#1155cc" fo:font-size="13pt" style:text-underline-style="solid" style:text-underline-width="auto" style:text-underline-color="font-color" style:font-size-asian="13pt" style:font-size-complex="13pt"/>
    </style:style>
    <style:style style:name="T7" style:family="text">
      <style:text-properties fo:color="#1155cc" fo:font-size="14pt" style:text-underline-style="solid" style:text-underline-width="auto" style:text-underline-color="font-color" style:font-size-asian="14pt" style:font-size-complex="14pt"/>
    </style:style>
    <style:style style:name="T8" style:family="text">
      <style:text-properties fo:color="#1155cc" fo:font-size="18pt" style:text-underline-style="solid" style:text-underline-width="auto" style:text-underline-color="font-color" style:font-size-asian="18pt" style:font-size-complex="18pt"/>
    </style:style>
    <style:style style:name="T9" style:family="text">
      <style:text-properties fo:color="#222222" fo:font-size="12pt" fo:background-color="#ffffff" style:font-size-asian="12pt" style:font-size-complex="12pt"/>
    </style:style>
    <style:style style:name="T10" style:family="text">
      <style:text-properties fo:font-weight="bold" style:font-weight-asian="bold" style:font-weight-complex="bold"/>
    </style:style>
    <style:style style:name="T11"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12" style:family="text">
      <style:text-properties fo:color="#333333" style:font-name="Consolas" fo:font-size="9pt" style:font-name-asian="Consolas" style:font-size-asian="9pt" style:font-name-complex="Consolas" style:font-size-complex="9pt"/>
    </style:style>
    <style:style style:name="T13" style:family="text">
      <style:text-properties fo:color="#333333" fo:font-size="8pt" fo:background-color="#ffffff" style:font-size-asian="8pt" style:font-size-complex="8pt"/>
    </style:style>
    <style:style style:name="T14" style:family="text">
      <style:text-properties fo:color="#dd1144" style:font-name="Consolas" fo:font-size="9pt" style:font-name-asian="Consolas" style:font-size-asian="9pt" style:font-name-complex="Consolas" style:font-size-complex="9pt"/>
    </style:style>
    <style:style style:name="T15" style:family="text">
      <style:text-properties fo:font-size="27pt" style:font-size-asian="27pt" style:font-size-complex="27pt"/>
    </style:style>
    <style:style style:name="T16" style:family="text">
      <style:text-properties fo:color="#0088cc"/>
    </style:style>
    <style:style style:name="T1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color="#000000" fo:font-size="14pt" style:font-size-asian="14pt" style:font-size-complex="14pt"/>
    </style:style>
    <style:style style:name="T20" style:family="text">
      <style:text-properties fo:color="#000000" fo:font-size="9pt" fo:background-color="#ffffff" style:font-size-asian="9pt" style:font-size-complex="9pt"/>
    </style:style>
    <style:style style:name="T21" style:family="text">
      <style:text-properties fo:color="#000000" style:font-name="Verdana" fo:font-size="14pt" style:font-name-asian="Verdana" style:font-size-asian="14pt" style:font-name-complex="Verdana" style:font-size-complex="14pt"/>
    </style:style>
    <style:style style:name="T22" style:family="text">
      <style:text-properties fo:font-size="10pt" fo:background-color="#ffffff"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fo:font-size="10pt" fo:font-weight="normal" style:font-size-asian="10pt" style:font-weight-asian="normal" style:font-size-complex="10pt" style:font-weight-complex="normal"/>
    </style:style>
    <style:style style:name="T26" style:family="text">
      <style:text-properties fo:font-size="24pt" style:font-size-asian="24pt" style:font-size-complex="24pt"/>
    </style:style>
    <style:style style:name="T27" style:family="text">
      <style:text-properties fo:font-size="16pt" style:font-size-asian="16pt" style:font-size-complex="16pt"/>
    </style:style>
    <style:style style:name="T28" style:family="text">
      <style:text-properties fo:color="#000099" style:text-underline-style="solid" style:text-underline-width="auto" style:text-underline-color="font-color"/>
    </style:style>
    <style:style style:name="T29" style:family="text">
      <style:text-properties fo:color="#000099" style:text-underline-style="solid" style:text-underline-width="auto" style:text-underline-color="font-color" fo:font-weight="bold" style:font-weight-asian="bold" style:font-weight-complex="bold"/>
    </style:style>
    <style:style style:name="T30" style:family="text">
      <style:text-properties fo:color="#000099" style:font-name="Georgia" style:text-underline-style="solid" style:text-underline-width="auto" style:text-underline-color="font-color" style:font-name-asian="Georgia" style:font-name-complex="Georgia"/>
    </style:style>
    <style:style style:name="T31" style:family="text">
      <style:text-properties fo:color="#000099" fo:font-size="13pt" style:text-underline-style="solid" style:text-underline-width="auto" style:text-underline-color="font-color" style:font-size-asian="13pt" style:font-size-complex="13pt"/>
    </style:style>
    <style:style style:name="T32" style:family="text">
      <style:text-properties fo:color="#000099" fo:font-size="10pt" style:text-underline-style="solid" style:text-underline-width="auto" style:text-underline-color="font-color" style:font-size-asian="10pt" style:font-size-complex="10pt"/>
    </style:style>
    <style:style style:name="T33" style:family="text">
      <style:text-properties style:font-name="Georgia" style:font-name-asian="Georgia" style:font-name-complex="Georgia"/>
    </style:style>
    <style:style style:name="T34" style:family="text">
      <style:text-properties style:font-name="Georgia" fo:font-style="italic" style:font-name-asian="Georgia" style:font-style-asian="italic" style:font-name-complex="Georgia" style:font-style-complex="italic"/>
    </style:style>
    <style:style style:name="T35" style:family="text">
      <style:text-properties style:font-name="Verdana" fo:font-size="8pt" style:font-name-asian="Verdana" style:font-size-asian="8pt" style:font-name-complex="Verdana" style:font-size-complex="8pt"/>
    </style:style>
    <style:style style:name="T36" style:family="text">
      <style:text-properties style:font-name="Verdana" style:font-name-asian="Verdana" style:font-name-complex="Verdana"/>
    </style:style>
    <style:style style:name="T37" style:family="text">
      <style:text-properties style:font-name="Verdana" fo:font-size="10pt" style:font-name-asian="Verdana" style:font-size-asian="10pt" style:font-name-complex="Verdana" style:font-size-complex="10pt"/>
    </style:style>
    <style:style style:name="T38" style:family="text">
      <style:text-properties fo:font-size="13pt" fo:font-weight="bold" style:font-size-asian="13pt" style:font-weight-asian="bold" style:font-size-complex="13pt" style:font-weight-complex="bold"/>
    </style:style>
    <style:style style:name="T39" style:family="text">
      <style:text-properties fo:font-size="13pt" style:font-size-asian="13pt" style:font-size-complex="13pt"/>
    </style:style>
    <style:style style:name="T40" style:family="text">
      <style:text-properties fo:font-size="11pt" fo:font-weight="normal" style:font-size-asian="11pt" style:font-weight-asian="normal" style:font-size-complex="11pt" style:font-weight-complex="normal"/>
    </style:style>
    <style:style style:name="T41"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42" style:family="text">
      <style:text-properties fo:color="#383838" style:font-name="Verdana" fo:font-size="10pt" fo:background-color="#ffffff" style:font-name-asian="Verdana" style:font-size-asian="10pt" style:font-name-complex="Verdana" style:font-size-complex="10pt"/>
    </style:style>
    <style:style style:name="T43"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44"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45"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46" style:family="text">
      <style:text-properties fo:color="#666666" fo:font-size="8pt" fo:background-color="#ffffff" style:font-size-asian="8pt" style:font-size-complex="8pt"/>
    </style:style>
    <style:style style:name="T47" style:family="text">
      <style:text-properties fo:color="#666666" fo:font-size="8pt" style:text-underline-style="solid" style:text-underline-width="auto" style:text-underline-color="font-color" fo:background-color="#ffffff" style:font-size-asian="8pt" style:font-size-complex="8pt"/>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style:font-size-asian="14pt" style:font-size-complex="14pt"/>
    </style:style>
    <style:style style:name="T50" style:family="text">
      <style:text-properties fo:color="#000080" fo:font-size="12pt" style:text-underline-style="solid" style:text-underline-width="auto" style:text-underline-color="font-color" style:font-size-asian="12pt" style:font-size-complex="12pt"/>
    </style:style>
    <style:style style:name="T51" style:family="text">
      <style:text-properties fo:font-size="12pt" fo:font-weight="bold" style:font-size-asian="12pt" style:font-weight-asian="bold" style:font-size-complex="12pt" style:font-weight-complex="bold"/>
    </style:style>
    <style:style style:name="T52" style:family="text">
      <style:text-properties fo:font-size="18pt" fo:font-weight="bold" style:font-size-asian="18pt" style:font-weight-asian="bold" style:font-size-complex="18pt" style:font-weight-complex="bold"/>
    </style:style>
    <style:style style:name="T53" style:family="text">
      <style:text-properties fo:color="#551a8b" fo:font-size="14pt" style:text-underline-style="solid" style:text-underline-width="auto" style:text-underline-color="font-color" style:font-size-asian="14pt" style:font-size-complex="14pt"/>
    </style:style>
    <style:style style:name="T54"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55"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56" style:family="text">
      <style:text-properties fo:color="#232323" style:font-name="Georgia" fo:font-size="16pt" style:font-name-asian="Georgia" style:font-size-asian="16pt" style:font-name-complex="Georgia" style:font-size-complex="16pt"/>
    </style:style>
    <style:style style:name="T57" style:family="text">
      <style:text-properties fo:color="#0645ad" fo:font-size="10pt" style:font-size-asian="10pt" style:font-size-complex="10pt"/>
    </style:style>
    <style:style style:name="T58" style:family="text">
      <style:text-properties fo:font-size="9pt" fo:font-weight="bold" fo:background-color="#ffffff" style:font-size-asian="9pt" style:font-weight-asian="bold" style:font-size-complex="9pt" style:font-weight-complex="bold"/>
    </style:style>
    <style:style style:name="T59" style:family="text">
      <style:text-properties fo:font-size="9pt" fo:background-color="#ffffff" style:font-size-asian="9pt" style:font-size-complex="9pt"/>
    </style:style>
    <style:style style:name="T60" style:family="text">
      <style:text-properties fo:font-size="9pt" fo:font-style="italic" fo:background-color="#ffffff" style:font-size-asian="9pt" style:font-style-asian="italic" style:font-size-complex="9pt" style:font-style-complex="italic"/>
    </style:style>
    <style:style style:name="T61"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62" style:family="text">
      <style:text-properties fo:color="#3366cc" fo:font-size="9pt" style:text-underline-style="solid" style:text-underline-width="auto" style:text-underline-color="font-color" fo:background-color="#ffffff"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0">Notes<text:line-break/></text:h>
      <text:p text:style-name="P13">backbone</text:p>
      <text:p text:style-name="P13"><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17"><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13"><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13"><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13"><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13"/>
      <text:p text:style-name="P13">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13"><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13">https://github.com/po wmedia/backbone-forms</text:p>
      <text:p text:style-name="P13"><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13"><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13"/>
      <text:p text:style-name="P13"><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13"/>
      <text:p text:style-name="P13"><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13"/>
      <text:p text:style-name="P13"><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13"><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13"/>
      <text:p text:style-name="P13">https://github.com/bry4n/backbone-shortcuts</text:p>
      <text:p text:style-name="P13"><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13"><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13"/>
      <text:p text:style-name="P13">Combobox</text:p>
      <text:p text:style-name="P17"><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17"/>
      <text:p text:style-name="P13">Keyboard shortcuts</text:p>
      <text:p text:style-name="P13"><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13"><text:line-break/></text:p>
      <text:p text:style-name="P16"/>
      <text:h text:style-name="P93" text:outline-level="10">Github Development Flow</text:h>
      <text:p text:style-name="P13"><text:soft-page-break/><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14"/>
      <text:p text:style-name="P13"><text:span text:style-name="T9">From the post:</text:span></text:p>
      <text:p text:style-name="P15"/>
      <text:p text:style-name="P18"><text:span text:style-name="T9">* Anything in the master branch is deployable</text:span></text:p>
      <text:p text:style-name="P18"><text:span text:style-name="T9">* To work on something new, create a descriptively named branch off of master (ie: new-oauth2-scopes)</text:span></text:p>
      <text:p text:style-name="P18"><text:span text:style-name="T9">* Commit to that branch locally and regularly push your work to the same named branch on the server</text:span></text:p>
      <text:p text:style-name="P18"><text:span text:style-name="T9">* When you need feedback or help, or you think the branch is ready for merging, open a pull request</text:span></text:p>
      <text:p text:style-name="P18"><text:span text:style-name="T9">* After someone else has reviewed and signed off on the feature, you can merge it into master</text:span></text:p>
      <text:p text:style-name="P19"><text:span text:style-name="T9">* Once it is merged and pushed to ‘master’, you can and should deploy immediately</text:span></text:p>
      <text:p text:style-name="P16"/>
      <text:p text:style-name="P16"/>
      <text:p text:style-name="P20"/>
      <text:p text:style-name="P21"><text:span text:style-name="T10">What would it be like if you woke up one morning and a miracle had happened—your life had become exactly what you wanted it to be?</text:span></text:p>
      <text:p text:style-name="P21"/>
      <text:p text:style-name="P21">Do it now. <text:s/>Stop and vividly imagine it.</text:p>
      <text:list xml:id="list3901746855484717699" text:style-name="LS61">
        <text:list-item>
          <text:p text:style-name="P50">How would you know that the miracle had occurred?</text:p>
        </text:list-item>
        <text:list-item>
          <text:p text:style-name="P50">What would you see?</text:p>
        </text:list-item>
        <text:list-item>
          <text:p text:style-name="P50">What would you hear?</text:p>
        </text:list-item>
        <text:list-item>
          <text:p text:style-name="P50">What would you feel inside?</text:p>
        </text:list-item>
        <text:list-item>
          <text:p text:style-name="P50">What changes would have happened in your career? </text:p>
        </text:list-item>
        <text:list-item>
          <text:p text:style-name="P50">In your relationships?</text:p>
        </text:list-item>
        <text:list-item>
          <text:p text:style-name="P50">Your finances?</text:p>
        </text:list-item>
        <text:list-item>
          <text:p text:style-name="P50">Your health?</text:p>
        </text:list-item>
      </text:list>
      <text:p text:style-name="P21"/>
      <text:p text:style-name="P21">This software can help your dreams come true, simply relax and allow the system to clarify your thoughts</text:p>
      <text:p text:style-name="P21"/>
      <text:p text:style-name="P2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21"/>
      <text:p text:style-name="P20"/>
      <text:p text:style-name="P2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20"/>
      <text:p text:style-name="P2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23"><text:span text:style-name="T11">var</text:span><text:span text:style-name="T12"> scaleMetrics </text:span><text:span text:style-name="T11">=</text:span><text:span text:style-name="T12"> [</text:span><text:span text:style-name="T14">'happiness'</text:span><text:span text:style-name="T12">, </text:span><text:span text:style-name="T14">'anger'</text:span><text:span text:style-name="T12">, </text:span><text:span text:style-name="T14">'boredom'</text:span><text:span text:style-name="T12">,</text:span></text:p>
      <text:p text:style-name="P23"><text:span text:style-name="T12"><text:s text:c="2"/></text:span><text:span text:style-name="T14">'motivation'</text:span><text:span text:style-name="T12">, </text:span><text:span text:style-name="T14">'loneliness'</text:span><text:span text:style-name="T12">, </text:span><text:span text:style-name="T14">'guilt'</text:span><text:span text:style-name="T12">, </text:span><text:span text:style-name="T14">'frustration'</text:span><text:span text:style-name="T12">,</text:span></text:p>
      <text:p text:style-name="P23"><text:span text:style-name="T12"><text:s text:c="2"/></text:span><text:span text:style-name="T14">'irritation'</text:span><text:span text:style-name="T12">, </text:span><text:span text:style-name="T14">'anxiety'</text:span><text:span text:style-name="T12">, </text:span><text:span text:style-name="T14">'panic'</text:span><text:span text:style-name="T12">, </text:span><text:span text:style-name="T14">'nervousness'</text:span><text:span text:style-name="T12">,</text:span></text:p>
      <text:p text:style-name="P23"><text:span text:style-name="T12"><text:s text:c="2"/></text:span><text:span text:style-name="T14">'concentration'</text:span><text:span text:style-name="T12">, </text:span><text:span text:style-name="T14">'fatigue'</text:span><text:span text:style-name="T12">, </text:span><text:span text:style-name="T14">'hunger'</text:span><text:span text:style-name="T12">, </text:span><text:span text:style-name="T14">'appetite'</text:span><text:span text:style-name="T12">,</text:span></text:p>
      <text:p text:style-name="P23"><text:span text:style-name="T12"><text:s text:c="2"/></text:span><text:span text:style-name="T14">'cold tolerance'</text:span><text:span text:style-name="T12">, </text:span><text:span text:style-name="T14">'noise tolerance'</text:span><text:span text:style-name="T12">, </text:span><text:span text:style-name="T14">'pain tolerance'</text:span><text:span text:style-name="T12">,</text:span></text:p>
      <text:p text:style-name="P23"><text:span text:style-name="T12"><text:s text:c="2"/></text:span><text:span text:style-name="T14">'tension'</text:span></text:p>
      <text:p text:style-name="P24">];<text:tab/><text:tab/></text:p>
      <text:p text:style-name="P23"><text:span text:style-name="T11">var</text:span><text:span text:style-name="T12"> binaryChecks </text:span><text:span text:style-name="T11">=</text:span><text:span text:style-name="T12"> [</text:span><text:span text:style-name="T14">'exercise'</text:span><text:span text:style-name="T12">, </text:span><text:span text:style-name="T14">'tea'</text:span><text:span text:style-name="T12">, </text:span><text:span text:style-name="T14">'coffee'</text:span><text:span text:style-name="T12">,</text:span></text:p>
      <text:p text:style-name="P23"><text:span text:style-name="T12"><text:s text:c="2"/></text:span><text:span text:style-name="T14">'2 meals'</text:span><text:span text:style-name="T12">, </text:span><text:span text:style-name="T14">'3 meals'</text:span><text:span text:style-name="T12">, </text:span><text:span text:style-name="T14">'digestive issues'</text:span></text:p>
      <text:p text:style-name="P24">];</text:p>
      <text:p text:style-name="P24"/>
      <text:p text:style-name="P23"><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23"><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24"/>
      <text:p text:style-name="P2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2"/>
      <text:h text:style-name="P94" text:outline-level="10"/>
      <text:h text:style-name="P95" text:outline-level="10"><text:bookmark text:name="h.vev9uwrkbk8z"/><text:span text:style-name="T15">Mood</text:span></text:h>
      <text:p text:style-name="P21">A collection of sixteen mood descriptions, from the Brief Mood Introspection Scale (BMIS), a free-ware mood scale.</text:p>
      <text:p text:style-name="P21"/>
      <text:p text:style-name="P2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59">Active</text:p>
          </table:table-cell>
        </table:table-row>
        <table:table-row>
          <table:table-cell table:style-name="Table19.A1" office:value-type="string">
            <text:p text:style-name="P59">Calm</text:p>
          </table:table-cell>
        </table:table-row>
        <table:table-row>
          <table:table-cell table:style-name="Table19.A1" office:value-type="string">
            <text:p text:style-name="P59">Caring</text:p>
          </table:table-cell>
        </table:table-row>
        <table:table-row>
          <table:table-cell table:style-name="Table19.A1" office:value-type="string">
            <text:p text:style-name="P59">Content</text:p>
          </table:table-cell>
        </table:table-row>
        <table:table-row>
          <table:table-cell table:style-name="Table19.A1" office:value-type="string">
            <text:p text:style-name="P59">Drowsy</text:p>
          </table:table-cell>
        </table:table-row>
        <table:table-row>
          <table:table-cell table:style-name="Table19.A1" office:value-type="string">
            <text:p text:style-name="P63"><text:span text:style-name="T17">Fed up</text:span></text:p>
          </table:table-cell>
        </table:table-row>
        <table:table-row>
          <table:table-cell table:style-name="Table19.A1" office:value-type="string">
            <text:p text:style-name="P59">Gloomy</text:p>
          </table:table-cell>
        </table:table-row>
        <table:table-row>
          <table:table-cell table:style-name="Table19.A1" office:value-type="string">
            <text:p text:style-name="P59">Grouchy</text:p>
          </table:table-cell>
        </table:table-row>
        <table:table-row>
          <table:table-cell table:style-name="Table19.A1" office:value-type="string">
            <text:p text:style-name="P59">Happy</text:p>
          </table:table-cell>
        </table:table-row>
        <table:table-row>
          <table:table-cell table:style-name="Table19.A1" office:value-type="string">
            <text:p text:style-name="P59">Jittery</text:p>
          </table:table-cell>
        </table:table-row>
        <table:table-row>
          <table:table-cell table:style-name="Table19.A1" office:value-type="string">
            <text:p text:style-name="P59">Lively</text:p>
          </table:table-cell>
        </table:table-row>
        <table:table-row>
          <table:table-cell table:style-name="Table19.A1" office:value-type="string">
            <text:p text:style-name="P59">Loving</text:p>
          </table:table-cell>
        </table:table-row>
        <table:table-row>
          <table:table-cell table:style-name="Table19.A1" office:value-type="string">
            <text:p text:style-name="P59">Nervous</text:p>
          </table:table-cell>
        </table:table-row>
        <table:table-row>
          <table:table-cell table:style-name="Table19.A1" office:value-type="string">
            <text:p text:style-name="P59">Peppy</text:p>
          </table:table-cell>
        </table:table-row>
        <table:table-row>
          <table:table-cell table:style-name="Table19.A1" office:value-type="string">
            <text:p text:style-name="P59">Sad</text:p>
          </table:table-cell>
        </table:table-row>
        <table:table-row>
          <table:table-cell table:style-name="Table19.A16" office:value-type="string">
            <text:p text:style-name="P59">Tired</text:p>
          </table:table-cell>
        </table:table-row>
      </table:table>
      <text:p text:style-name="P21"/>
      <text:p text:style-name="P21"><text:span text:style-name="T10">Maslow's list of Metaneeds:</text:span></text:p>
      <text:p text:style-name="P2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56"><text:span text:style-name="T22">Wholeness (unity)</text:span></text:p>
        </text:list-item>
        <text:list-item>
          <text:p text:style-name="P56"><text:soft-page-break/><text:span text:style-name="T22">Perfection (balance and harmony)</text:span></text:p>
        </text:list-item>
        <text:list-item>
          <text:p text:style-name="P56"><text:span text:style-name="T22">Completion (ending)</text:span></text:p>
        </text:list-item>
        <text:list-item>
          <text:p text:style-name="P56"><text:span text:style-name="T22">Justice (fairness)</text:span></text:p>
        </text:list-item>
        <text:list-item>
          <text:p text:style-name="P56"><text:span text:style-name="T22">Richness (complexity)</text:span></text:p>
        </text:list-item>
        <text:list-item>
          <text:p text:style-name="P56"><text:span text:style-name="T22">Simplicity (essence)</text:span></text:p>
        </text:list-item>
        <text:list-item>
          <text:p text:style-name="P56"><text:span text:style-name="T22">Liveliness (spontaneity)</text:span></text:p>
        </text:list-item>
        <text:list-item>
          <text:p text:style-name="P56"><text:span text:style-name="T22">Beauty (rightness of form)</text:span></text:p>
        </text:list-item>
        <text:list-item>
          <text:p text:style-name="P56"><text:span text:style-name="T22">Goodness (benevolence)</text:span></text:p>
        </text:list-item>
        <text:list-item>
          <text:p text:style-name="P56"><text:span text:style-name="T22">Uniqueness (individuality)</text:span></text:p>
        </text:list-item>
        <text:list-item>
          <text:p text:style-name="P56"><text:span text:style-name="T22">Playfulness (ease)</text:span></text:p>
        </text:list-item>
        <text:list-item>
          <text:p text:style-name="P56"><text:span text:style-name="T22">Truth (reality)</text:span></text:p>
        </text:list-item>
        <text:list-item>
          <text:p text:style-name="P56"><text:span text:style-name="T22">Autonomy (self-sufficiency)</text:span></text:p>
        </text:list-item>
        <text:list-item>
          <text:p text:style-name="P56"><text:span text:style-name="T22">Meaningfulness (values).</text:span></text:p>
        </text:list-item>
      </text:list>
      <text:p text:style-name="P57"><text:span text:style-name="T22"/></text:p>
      <text:h text:style-name="P97" text:outline-level="10">Sensors</text:h>
      <text:h text:style-name="P1" text:outline-level="10">Mapping</text:h>
      <text:p text:style-name="P2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2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2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2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2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2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2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25"/>
      <text:p text:style-name="P25"/>
      <text:h text:style-name="P2" text:outline-level="10">Quality of Life</text:h>
      <text:p text:style-name="P2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21">http://en.wikipedia.org/wiki/Gross_National_Happiness</text:p>
      <text:p text:style-name="P2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2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2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21">http://en.wikipedia.org/wiki/Satisfaction_with_Life_Index</text:p>
      <text:p text:style-name="P21">http://en.wikipedia.org/wiki/Happiness_economics</text:p>
      <text:p text:style-name="P2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21">http://en.wikipedia.org/wiki/Global_Peace_Index</text:p>
      <text:p text:style-name="P2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2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2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21"><text:soft-page-break/>http://en.wikipedia.org/wiki/Happy_Planet_Index</text:p>
      <text:p text:style-name="P2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21">http://en.wikipedia.org/wiki/Happiness</text:p>
      <text:p text:style-name="P21">http://en.wikipedia.org/wiki/Human_rights</text:p>
      <text:p text:style-name="P2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21">http://en.wikipedia.org/wiki/World%27s_most_livable_cities</text:p>
      <text:p text:style-name="P21"/>
      <text:p text:style-name="P29">MQTT</text:p>
      <text:p text:style-name="P2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30"/>
      <text:p text:style-name="P29">EEML</text:p>
      <text:p text:style-name="P2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30"/>
      <text:p text:style-name="P21"><text:span text:style-name="T10">OpenStreetMap Potential Datasources (BIG)</text:span></text:p>
      <text:p text:style-name="P2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25"/>
      <text:p text:style-name="P21"><text:span text:style-name="T10">COSM / PACHUBE:</text:span><text:a xlink:type="simple" xlink:href="http://pachube.com/"><text:span text:style-name="T10">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25"/>
      <text:p text:style-name="P21"><text:span text:style-name="T10">Semantic Community</text:span></text:p>
      <text:p text:style-name="P2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30"/>
      <text:p text:style-name="P29">GeoNetwork</text:p>
      <text:p text:style-name="P2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73"><text:a xlink:type="simple" xlink:href="http://geonetwork-opensource.org/gallery/gallery.html"><text:span text:style-name="T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ext:soft-pag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text:soft-page-break/>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soft-pag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21"/>
      <text:p text:style-name="P21"><text:span text:style-name="T10">AGI / Cesium Datasets</text:span></text:p>
      <text:p text:style-name="P21">http://www.agi.com/resources/downloads/data/</text:p>
      <text:p text:style-name="P21"/>
      <text:p text:style-name="P21"><text:soft-page-break/><text:span text:style-name="T10">Environmental Protection Agency</text:span></text:p>
      <text:p text:style-name="P2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25"/>
      <text:p text:style-name="P21"><text:span text:style-name="T10">United Nations</text:span></text:p>
      <text:p text:style-name="P2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25"/>
      <text:p text:style-name="P21"><text:span text:style-name="T10">CIA World Factbook</text:span></text:p>
      <text:p text:style-name="P2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2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30"/>
      <text:list xml:id="list6295357036896501540" text:style-name="LS65">
        <text:list-item>
          <text:p text:style-name="P51">Climate and Atmosphere<text:line-break/>Forests, Grasslands and Drylands<text:line-break/>Population, Health and Human Well-being<text:line-break/>Energy and Resources<text:lin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21"/>
      <text:p text:style-name="P21"><text:span text:style-name="T10">NASA Worldwind: many demo applications with data</text:span></text:p>
      <text:p text:style-name="P2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25"/>
      <text:p text:style-name="P21"><text:span text:style-name="T10">GraDS Geological Servers</text:span></text:p>
      <text:p text:style-name="P2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25"/>
      <text:p text:style-name="P21"><text:span text:style-name="T10">Media Watch on Climate Change</text:span></text:p>
      <text:p text:style-name="P21">http://www.ecoresearch.net/climate/</text:p>
      <text:p text:style-name="P21"/>
      <text:p text:style-name="P21"><text:span text:style-name="T10">HomeFacts.com</text:span></text:p>
      <text:p text:style-name="P73">Population: 311,640</text:p>
      <text:p text:style-name="P73">DEMOGRAPHICS</text:p>
      <text:p text:style-name="P73">Cost Of Living Index: 91.93</text:p>
      <text:p text:style-name="P73">Crime Index: 201.23</text:p>
      <text:p text:style-name="P73">CRIME DATA</text:p>
      <text:p text:style-name="P73">416 Offenders</text:p>
      <text:p text:style-name="P73">OFFENDERS</text:p>
      <text:p text:style-name="P73">Unemployment: 7.8%</text:p>
      <text:p text:style-name="P73">UNEMPLOYMENT</text:p>
      <text:p text:style-name="P73">166 Schools</text:p>
      <text:p text:style-name="P73">SCHOOLS</text:p>
      <text:p text:style-name="P73"><text:soft-page-break/>Household Median Income $37,461</text:p>
      <text:p text:style-name="P73">Air Pollution Index:</text:p>
      <text:p text:style-name="P73">AIR QUALITY</text:p>
      <text:p text:style-name="P73">Max July Temp: 84.5°F Min Jan Temp: 19.8°F</text:p>
      <text:p text:style-name="P73">162 days with sunshine</text:p>
      <text:p text:style-name="P73">Tornado Risk</text:p>
      <text:p text:style-name="P73">TORNADO RISK</text:p>
      <text:p text:style-name="P73">Earthquake Risk</text:p>
      <text:p text:style-name="P73">EARTHQUAKE RISK</text:p>
      <text:p text:style-name="P73">Governor</text:p>
      <text:p text:style-name="P73">POLITICS</text:p>
      <text:p text:style-name="P73">23 Polluters</text:p>
      <text:p text:style-name="P73">POLLUTERS</text:p>
      <text:p text:style-name="P73">Area Average Property Tax: 1.99%</text:p>
      <text:p text:style-name="P73">2 Former Drug Labs</text:p>
      <text:p text:style-name="P73">DRUG LABS</text:p>
      <text:p text:style-name="P73">UV Index Grade</text:p>
      <text:p text:style-name="P73">UV INDEX</text:p>
      <text:p text:style-name="P73">46 Police Stations</text:p>
      <text:p text:style-name="P73">POLICE STATIONS</text:p>
      <text:p text:style-name="P73">73 Fire Stations</text:p>
      <text:p text:style-name="P73">FIRE STATIONS</text:p>
      <text:p text:style-name="P73">11 Hospital</text:p>
      <text:p text:style-name="P73">HOSPITALS</text:p>
      <text:p text:style-name="P73">3 Airports</text:p>
      <text:p text:style-name="P73">AIRPORTS</text:p>
      <text:p text:style-name="P73">33 Nursing Homes</text:p>
      <text:p text:style-name="P73">NURSING HOMES</text:p>
      <text:p text:style-name="P73">Bachelor's Degree or Higher: 32.59%</text:p>
      <text:p text:style-name="P73">38 Colleges Universities</text:p>
      <text:p text:style-name="P73">COLLEGES</text:p>
      <text:p text:style-name="P73">51 FCC Towers</text:p>
      <text:p text:style-name="P73">FCC TOWERS</text:p>
      <text:p text:style-name="P73">39 Libraries</text:p>
      <text:p text:style-name="P73">LIBRARIES</text:p>
      <text:p text:style-name="P73">35 Cemeteries</text:p>
      <text:p text:style-name="P73">CEMETERIES</text:p>
      <text:p text:style-name="P73">431 Grocery Stores</text:p>
      <text:p text:style-name="P73">23 Brownfields</text:p>
      <text:p text:style-name="P73">BROWNFIELDS</text:p>
      <text:p text:style-name="P73">Radon Level: High</text:p>
      <text:p text:style-name="P73">RADON</text:p>
      <text:p text:style-name="P21"><text:soft-page-break/></text:p>
      <text:p text:style-name="P73">Air Quality</text:p>
      <text:p text:style-name="P73">Weather</text:p>
      <text:p text:style-name="P73">UV Index</text:p>
      <text:p text:style-name="P73">Drug Labs</text:p>
      <text:p text:style-name="P73">FCC Towers</text:p>
      <text:p text:style-name="P73">Police Stations</text:p>
      <text:p text:style-name="P73">Fire Stations</text:p>
      <text:p text:style-name="P73">Hospitals</text:p>
      <text:p text:style-name="P73">Nursing Homes</text:p>
      <text:p text:style-name="P73">Colleges</text:p>
      <text:p text:style-name="P73">Airports</text:p>
      <text:p text:style-name="P73">Libraries</text:p>
      <text:p text:style-name="P73">Cemeteries</text:p>
      <text:p text:style-name="P73">Real Estate</text:p>
      <text:p text:style-name="P73">Religions</text:p>
      <text:p text:style-name="P73">Superfund</text:p>
      <text:p text:style-name="P73">UST/LUST</text:p>
      <text:p text:style-name="P73">Brownfields</text:p>
      <text:p text:style-name="P73">Radon</text:p>
      <text:p text:style-name="P73">Unemployment</text:p>
      <text:p text:style-name="P21"/>
      <text:p text:style-name="P21"/>
      <text:p text:style-name="P21"/>
      <text:p text:style-name="P21"/>
      <text:p text:style-name="P2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21"><text:tab/>lots of datasets</text:p>
      <text:p text:style-name="P21"/>
      <text:p text:style-name="P2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21"><text:tab/>international</text:p>
      <text:p text:style-name="P2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21"><text:tab/>more UN environmental data</text:p>
      <text:p text:style-name="P21"/>
      <text:p text:style-name="P2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2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2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25"/>
      <text:p text:style-name="P25"/>
      <text:p text:style-name="P2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2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2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28"> (420 indicators)</text:span></text:p>
      <text:p text:style-name="P25"/>
      <text:p text:style-name="P25"><text:soft-page-break/></text:p>
      <text:p text:style-name="P21"><text:span text:style-name="T10">NASA #OpenData: What Will YOU Create?:</text:span><text:a xlink:type="simple" xlink:href="http://www.rhok.org/node/2608"><text:span text:style-name="T29">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25"/>
      <text:p text:style-name="P25"/>
      <text:p text:style-name="P2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21">The Open Source Center (OSC) is the US Government's premier provider of foreign open source intelligence</text:p>
      <text:p text:style-name="P74"><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25"/>
      <text:h text:style-name="P3" text:outline-level="10">Geological</text:h>
      <text:h text:style-name="P6" text:outline-level="10">SEIS</text:h>
      <text:p text:style-name="P21"><text:span text:style-name="T33">“</text:span><text:span text:style-name="T34">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33">”</text:span></text:p>
      <text:p text:style-name="P34"/>
      <text:p text:style-name="P73"><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26"/>
      <text:p text:style-name="P73"><text:span text:style-name="T35">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35"/>
      <text:p text:style-name="P73"><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25"/>
      <text:p text:style-name="P73">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25"/>
      <text:p text:style-name="P21"><text:span text:style-name="T38">Ocean Buoys and Tsunamis</text:span></text:p>
      <text:p text:style-name="P2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27"/>
      <text:p text:style-name="P21"><text:span text:style-name="T38">Thematic Realtime Environmental Distributed Data Services: THREDDS</text:span></text:p>
      <text:p text:style-name="P2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27"/>
      <text:p text:style-name="P21"><text:span text:style-name="T38">NOAA Space Weather Alerts</text:span></text:p>
      <text:p text:style-name="P2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31"/>
      <text:p text:style-name="P21"><text:span text:style-name="T38">NOAA Space Weather Data</text:span></text:p>
      <text:p text:style-name="P21"><text:span text:style-name="T39">http://www.swpc.noaa.gov/ftpmenu/lists.html</text:span></text:p>
      <text:h text:style-name="P6" text:outline-level="10"><text:soft-page-break/>Incidents</text:h>
      <text:p text:style-name="P2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2"><text:tab/></text:p>
      <text:p text:style-name="P2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21"/>
      <text:p text:style-name="P22"><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21"/>
      <text:p text:style-name="P2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2"><text:tab/></text:p>
      <text:p text:style-name="P21"><text:span text:style-name="T38">Crisis Mappers</text:span></text:p>
      <text:p text:style-name="P21"><text:span text:style-name="T39">http://crisismappers.net</text:span></text:p>
      <text:h text:style-name="P2" text:outline-level="10">Water and food</text:h>
      <text:p text:style-name="P21">(availability of water, nutrients, and herbs)</text:p>
      <text:p text:style-name="P21"/>
      <text:p text:style-name="P2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25"/>
      <text:p text:style-name="P73"><text:span text:style-name="T10">Foodshed Mapping</text:span></text:p>
      <text:p text:style-name="P73">http://www.cals.cornell.edu/cals/css/extension/foodshed-mapping.cfm</text:p>
      <text:p text:style-name="P21"/>
      <text:h text:style-name="P2" text:outline-level="10">Shelter</text:h>
      <text:p text:style-name="P21">Availability of room to live and sleep</text:p>
      <text:p text:style-name="P21"/>
      <text:p text:style-name="P21"><text:span text:style-name="T10">Porches, Bridges &amp; Overpasses </text:span>(provide temporary shelter from precipitation)</text:p>
      <text:p text:style-name="P21"/>
      <text:h text:style-name="P2" text:outline-level="10">Hotels</text:h>
      <text:p text:style-name="P38"/>
      <text:p text:style-name="P21"><text:span text:style-name="T10">Humanitarian &amp; International Relief Organizations</text:span></text:p>
      <text:p text:style-name="P74"><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74">http://www.exploringabroad.com/humanitarian-org.htm</text:p>
      <text:p text:style-name="P21"/>
      <text:h text:style-name="P2" text:outline-level="10">Safety</text:h>
      <text:p text:style-name="P21">Crime and Violence</text:p>
      <text:h text:style-name="P7" text:outline-level="10"><text:soft-page-break/>Crime</text:h>
      <text:p text:style-name="P21">http://en.wikipedia.org/wiki/Crime_mapping</text:p>
      <text:p text:style-name="P21">https://www.crimereports.com/</text:p>
      <text:p text:style-name="P2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30"/>
      <text:h text:style-name="P7" text:outline-level="10">UFO Reports</text:h>
      <text:p text:style-name="P2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2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7" text:outline-level="10">Fire Protection</text:h>
      <text:p text:style-name="P40"/>
      <text:h text:style-name="P7" text:outline-level="10">Freedom and Human Rights</text:h>
      <text:p text:style-name="P40"/>
      <text:h text:style-name="P3" text:outline-level="10">Environment &amp; Pollution</text:h>
      <text:h text:style-name="P7" text:outline-level="10">Radiation and Nuclear Threats</text:h>
      <text:p text:style-name="P2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21">http://www.google.com/fusiontables/DataSource?dsrcid=579216&amp;search=nuclear&amp;cd=2</text:p>
      <text:p text:style-name="P21"/>
      <text:list xml:id="list1883007104341955585" text:style-name="LS66">
        <text:list-item>
          <text:p text:style-name="P52"><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52"><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25"/>
      <text:p text:style-name="P25"/>
      <text:p text:style-name="P21"><text:span text:style-name="T10">IAEA Nuclear Facilities</text:span></text:p>
      <text:p text:style-name="P2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25"/>
      <text:p text:style-name="P21"><text:span text:style-name="T10">Europe Radiaton Network</text:span></text:p>
      <text:p text:style-name="P21">http://eurdep.jrc.ec.europa.eu/Basic/Pages/Public/Home/Default.aspx</text:p>
      <text:h text:style-name="P11" text:outline-level="10">MEXT</text:h>
      <text:p text:style-name="P21">http://orm.dip.jp/data/</text:p>
      <text:p text:style-name="P21"/>
      <text:p text:style-name="P21"><text:span text:style-name="T10">US Nuclear Regulatory Commision Event Reports</text:span></text:p>
      <text:p text:style-name="P21">http://www.nrc.gov/reading-rm/doc-collections/event-status/event/</text:p>
      <text:p text:style-name="P21"/>
      <text:p text:style-name="P21"><text:span text:style-name="T10">Toxic Release Inventory</text:span></text:p>
      <text:p text:style-name="P2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25"/>
      <text:p text:style-name="P21"><text:span text:style-name="T10">US Superfund Sites (Hazardous and Toxic Sites Needing to be Cleaned Up)</text:span></text:p>
      <text:p text:style-name="P21"><text:soft-page-break/><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25"/>
      <text:p text:style-name="P21"><text:span text:style-name="T10">WiFi Electrosmog</text:span></text:p>
      <text:p text:style-name="P2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21">meaningful application of googles horsepower on googles retracted wifi triangulation data</text:p>
      <text:p text:style-name="P21"/>
      <text:p text:style-name="P21"/>
      <text:p text:style-name="P21"><text:span text:style-name="T10">EPA Datasets</text:span></text:p>
      <text:p text:style-name="P2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6" text:outline-level="10">Pachube</text:h>
      <text:p text:style-name="P21">http://api.pachube.com/v2/feeds.xml?units=%C2%B5Sv/h&amp;per_page=2000&amp;order=created_at&amp;key=YOURKEYGOESHERE</text:p>
      <text:p text:style-name="P21">http://api.pachube.com/v2/feeds.xml?units=nGy/h&amp;per_page=2000&amp;order=created_at&amp;key=YOURKEYGOESHERE</text:p>
      <text:p text:style-name="P21"/>
      <text:p text:style-name="P21"><text:span text:style-name="T10">EPA Air Quality Reports</text:span></text:p>
      <text:p text:style-name="P2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21"><text:tab/>“NETA” Network?</text:p>
      <text:h text:style-name="P7" text:outline-level="10">FLEXPART Atmospheric Simulation</text:h>
      <text:p text:style-name="P2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25"/>
      <text:h text:style-name="P7" text:outline-level="10">Chemtrails</text:h>
      <text:p text:style-name="P2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25"/>
      <text:h text:style-name="P7" text:outline-level="10">US Cell Towers</text:h>
      <text:p text:style-name="P2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25"/>
      <text:h text:style-name="P7" text:outline-level="10">Water Quality</text:h>
      <text:p text:style-name="P2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25"/>
      <text:h text:style-name="P7" text:outline-level="10">Hydrofracking</text:h>
      <text:p text:style-name="P21">http://www.hydraulicfracturingdisclosure.org/fracfocusfind/</text:p>
      <text:p text:style-name="P21"/>
      <text:p text:style-name="P21"/>
      <text:h text:style-name="P2" text:outline-level="10"><text:soft-page-break/>Energy</text:h>
      <text:p text:style-name="P21">Gas and Electricity</text:p>
      <text:p text:style-name="P21"/>
      <text:p text:style-name="P2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30"/>
      <text:p text:style-name="P30"/>
      <text:p text:style-name="P21"><text:span text:style-name="T10">Power Plants, Fuels &amp; Resources, Transmission, Consumers (cross-ref w/ Pollution)</text:span></text:p>
      <text:p text:style-name="P2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30"/>
      <text:p text:style-name="P21"><text:span text:style-name="T10">Realtime Power Outage Map (US)</text:span></text:p>
      <text:p text:style-name="P2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2" text:outline-level="10">Communication (Mail, Phone, Internet)</text:h>
      <text:p text:style-name="P38"/>
      <text:p text:style-name="P21"><text:span text:style-name="T10">Internet Traffic Report</text:span></text:p>
      <text:p text:style-name="P21">http://www.internettrafficreport.com</text:p>
      <text:p text:style-name="P21"/>
      <text:h text:style-name="P2" text:outline-level="10">Healthcare</text:h>
      <text:p text:style-name="P38"/>
      <text:h text:style-name="P8" text:outline-level="10"><text:span text:style-name="T19">Life Expectancy</text:span></text:h>
      <text:h text:style-name="P7" text:outline-level="10"><text:span text:style-name="T19">Addiction Mitigation</text:span></text:h>
      <text:p text:style-name="P21">(Substance Abuse, etc...)</text:p>
      <text:h text:style-name="P9" text:outline-level="10">Pharmacies</text:h>
      <text:h text:style-name="P9" text:outline-level="10">Hospitals</text:h>
      <text:h text:style-name="P6" text:outline-level="10">Doctors</text:h>
      <text:p text:style-name="P38"/>
      <text:h text:style-name="P6" text:outline-level="10">Epidemiology</text:h>
      <text:p text:style-name="P2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2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2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25"/>
      <text:p text:style-name="P25"/>
      <text:h text:style-name="P2" text:outline-level="10"><text:soft-page-break/>Childcare</text:h>
      <text:p text:style-name="P38"/>
      <text:h text:style-name="P2" text:outline-level="10">Employment</text:h>
      <text:p text:style-name="P2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21"/>
      <text:h text:style-name="P3" text:outline-level="10">Education</text:h>
      <text:h text:style-name="P3" text:outline-level="10">Transportation</text:h>
      <text:h text:style-name="P3" text:outline-level="10">Sex</text:h>
      <text:h text:style-name="P3" text:outline-level="10"><text:span text:style-name="T40">Population size and demographics, ex: of members of specific gender per age</text:span></text:h>
      <text:h text:style-name="P2" text:outline-level="10">Waste Disposal</text:h>
      <text:p text:style-name="P21">Sewage, garbage collection</text:p>
      <text:h text:style-name="P3" text:outline-level="10">Economic, Financial, and Corporate</text:h>
      <text:h text:style-name="P2" text:outline-level="10"><text:span text:style-name="T40">Banks, ATM’s, Credit Unions</text:span></text:h>
      <text:p text:style-name="P21"/>
      <text:p text:style-name="P2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21"><text:span text:style-name="T41">Micro- and Macroeconomic Data</text:span></text:p>
      <text:p text:style-name="P21"><text:span text:style-name="T42">Three websites guide practitioners, researchers, and students to data. The data can be used for econometric methods or analogous situations, or to adjust data such as to account for inflation or population.</text:span></text:p>
      <text:p text:style-name="P42"/>
      <text:list xml:id="list4450363188819577684" text:style-name="LS67">
        <text:list-item>
          <text:p text:style-name="P53"><text:a xlink:type="simple" xlink:href="http://econdata.net/">EconData</text:a><text:a xlink:type="simple" xlink:href="http://econdata.net/">.</text:a><text:a xlink:type="simple" xlink:href="http://econdata.net/">Net</text:a><text:span text:style-name="T42"> provides access to regional, state, and local economic data. It is a comprehensive first stop for searching public and private data sources on the Web.</text:span></text:p>
        </text:list-item>
        <text:list-item>
          <text:p text:style-name="P53"><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42"> (University of Michigan) has a detailed A-Z index and provides thousands of links to sites in business, economics, transportation, weather, and 18 other areas.</text:span></text:p>
        </text:list-item>
        <text:list-item>
          <text:p text:style-name="P53"><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42">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60"/>
              </text:list-item>
              <text:list-item>
                <text:p text:style-name="P64"/>
                <text:list>
                  <text:list-item>
                    <text:p text:style-name="P65"><text:span text:style-name="T43">Census Bureau</text:span></text:p>
                  </text:list-item>
                  <text:list-item>
                    <text:p text:style-name="P65"><text:span text:style-name="T43">Data FERRET (Current Population Survey and related sources)</text:span></text:p>
                  </text:list-item>
                  <text:list-item>
                    <text:p text:style-name="P65"><text:soft-page-break/><text:span text:style-name="T43">FedStats (Statistics from 70 U.S. Federal Agencies)</text:span></text:p>
                  </text:list-item>
                </text:list>
              </text:list-item>
            </text:list>
          </table:table-cell>
          <table:table-cell table:style-name="Table20.A1" office:value-type="string">
            <text:list xml:id="list789" text:style-name="LS67">
              <text:list-item>
                <text:p text:style-name="P60"/>
              </text:list-item>
              <text:list-item>
                <text:p text:style-name="P60"/>
                <text:list>
                  <text:list-item>
                    <text:p text:style-name="P65"><text:span text:style-name="T43">ICPSR (Inter-University Consortium for Political and Social Research)</text:span></text:p>
                  </text:list-item>
                  <text:list-item>
                    <text:p text:style-name="P65"><text:span text:style-name="T43">Stat-USA (Current and historical financial and </text:span><text:soft-page-break/><text:span text:style-name="T43">economic data</text:span></text:p>
                  </text:list-item>
                </text:list>
              </text:list-item>
            </text:list>
          </table:table-cell>
        </table:table-row>
      </table:table>
      <text:p text:style-name="P21"/>
      <text:p text:style-name="P21"/>
      <text:list xml:id="list746174565746682142" text:style-name="LS68">
        <text:list-item>
          <text:p text:style-name="P54"><text:span text:style-name="T42">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42"> is a quarterly survey of macroeconomic forecasts.</text:span></text:p>
        </text:list-item>
        <text:list-item>
          <text:p text:style-name="P54"><text:span text:style-name="T42">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42"> provides economic and business cycle indicators.</text:span></text:p>
        </text:list-item>
        <text:list-item>
          <text:p text:style-name="P54"><text:span text:style-name="T42">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42">.</text:span></text:p>
        </text:list-item>
        <text:list-item>
          <text:p text:style-name="P54"><text:span text:style-name="T42">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42"> --&gt; historical prices by symbol</text:span></text:p>
        </text:list-item>
        <text:list-item>
          <text:p text:style-name="P54"><text:span text:style-name="T42">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42"> <text:s/>---&gt; database retrieval</text:span></text:p>
        </text:list-item>
        <text:list-item>
          <text:p text:style-name="P54"><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42"> <text:s/>--&gt; FXHistory</text:span></text:p>
        </text:list-item>
      </text:list>
      <text:p text:style-name="P42"/>
      <text:p text:style-name="P42"/>
      <text:h text:style-name="P7" text:outline-level="10"><text:span text:style-name="T19">TheyRule.net Data Sources</text:span></text:h>
      <text:p text:style-name="P38"/>
      <text:p text:style-name="P2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21">Sunday, March 7, 2010 - 09:43</text:p>
      <text:p text:style-name="P2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2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30"/>
      <text:p text:style-name="P2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21">Tuesday, September 16, 2008 - 23:00</text:p>
      <text:p text:style-name="P2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2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30"/>
      <text:p text:style-name="P2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21">Wednesday, October 3, 2007 - 23:00</text:p>
      <text:p text:style-name="P21"><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30"/>
      <text:p text:style-name="P2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21">Monday, August 13, 2007 - 23:00</text:p>
      <text:p text:style-name="P2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2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30"/>
      <text:p text:style-name="P2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21">Tuesday, January 31, 2006 - 00:00</text:p>
      <text:p text:style-name="P21"><text:soft-page-break/>So it turns out money is like a disease!</text:p>
      <text:p text:style-name="P2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SOCNET</text:span></text:a>.</text:p>
      <text:p text:style-name="P2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30"/>
      <text:p text:style-name="P21"><text:a xlink:type="simple" xlink:href="http://theyrule.net/drupal/content/cryptome"><text:span text:style-name="T1">Cryptome</text:span></text:a></text:p>
      <text:p text:style-name="P21">Monday, January 2, 2006 - 00:00</text:p>
      <text:p text:style-name="P21">Boing Boing had a<text:a xlink:type="simple" xlink:href="http://cryptome.org/mil-dead-iqw.htm"> </text:a><text:a xlink:type="simple" xlink:href="http://cryptome.org/mil-dead-iqw.htm"><text:span text:style-name="T1">link</text:span></text:a> to Cryptome<text:a xlink:type="simple" xlink:href="http://cryptome.org/"> </text:a><text:a xlink:type="simple" xlink:href="http://cryptome.org/"><text:span text:style-name="T1">Cryptome</text:span></text:a> this morning. According to<text:a xlink:type="simple" xlink:href="http://en.wikipedia.org/wiki/Cryptome"> </text:a><text:a xlink:type="simple" xlink:href="http://en.wikipedia.org/wiki/Cryptome"><text:span text:style-name="T1">Wikipedia</text:span></text:a> Cryptome is: "a controversial website, hosted in the United States by its owner John Young, that functions as a repository for information that is prohibited or suppressed by various governments."</text:p>
      <text:p text:style-name="P21"><text:a xlink:type="simple" xlink:href="http://theyrule.net/drupal/content/cryptome">Full</text:a><text:a xlink:type="simple" xlink:href="http://theyrule.net/drupal/content/cryptome"> </text:a><text:a xlink:type="simple" xlink:href="http://theyrule.net/drupal/content/cryptome">post</text:a></text:p>
      <text:p text:style-name="P30"/>
      <text:p text:style-name="P2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21">Wednesday, December 7, 2005 - 00:00</text:p>
      <text:p text:style-name="P21">From Site:</text:p>
      <text:p text:style-name="P2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2"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21"><text:span text:style-name="T46">Monday, November 21, 2005 - 00:00</text:span></text:p>
      <text:p text:style-name="P21"><text:span text:style-name="T46">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21"><text:a xlink:type="simple" xlink:href="http://theyrule.net/drupal/content/exploring-enron">Full</text:a><text:a xlink:type="simple" xlink:href="http://theyrule.net/drupal/content/exploring-enron"> </text:a><text:a xlink:type="simple" xlink:href="http://theyrule.net/drupal/content/exploring-enron">post</text:a></text:p>
      <text:h text:style-name="P2"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21"><text:span text:style-name="T46">Saturday, September 3, 2005 - 23:00</text:span></text:p>
      <text:p text:style-name="P21"><text:span text:style-name="T46">Adbusters</text:span><text:a xlink:type="simple" xlink:href="http://adbusters.org/blogs/Board_to_Death.html"> </text:a><text:a xlink:type="simple" xlink:href="http://adbusters.org/blogs/Board_to_Death.html"><text:span text:style-name="T47">reviews</text:span></text:a><text:span text:style-name="T46"> California's Sonoma State University examination of the resumes of the 118 people who sit on the boards of directors of America's ten largest media organizations.</text:span></text:p>
      <text:p text:style-name="P21"><text:a xlink:type="simple" xlink:href="http://theyrule.net/drupal/content/board-death">Full</text:a><text:a xlink:type="simple" xlink:href="http://theyrule.net/drupal/content/board-death"> </text:a><text:a xlink:type="simple" xlink:href="http://theyrule.net/drupal/content/board-death">post</text:a></text:p>
      <text:h text:style-name="P2" text:outline-level="10"><text:a xlink:type="simple" xlink:href="http://theyrule.net/drupal/content/gapminder"><text:span text:style-name="T13">Gapminder</text:span></text:a></text:h>
      <text:p text:style-name="P21"><text:span text:style-name="T46">Saturday, August 20, 2005 - 23:00</text:span></text:p>
      <text:p text:style-name="P21"><text:span text:style-name="T46">"CHALLENGE: Let's make data on world development understandable, enjoyable and free!"</text:span></text:p>
      <text:p text:style-name="P21"><text:a xlink:type="simple" xlink:href="http://www.gapminder.org/">Gapminder</text:a><text:a xlink:type="simple" xlink:href="http://www.gapminder.org/">.</text:a><text:a xlink:type="simple" xlink:href="http://www.gapminder.org/">org</text:a></text:p>
      <text:p text:style-name="P21"><text:a xlink:type="simple" xlink:href="http://theyrule.net/drupal/content/gapminder">Full</text:a><text:a xlink:type="simple" xlink:href="http://theyrule.net/drupal/content/gapminder"> </text:a><text:a xlink:type="simple" xlink:href="http://theyrule.net/drupal/content/gapminder">post</text:a></text:p>
      <text:p text:style-name="P41"/>
      <text:p text:style-name="P41"/>
      <text:h text:style-name="P2" text:outline-level="10">Agriculture</text:h>
      <text:p text:style-name="P38"/>
      <text:p text:style-name="P21">Wild-growing Food (ex: Mulberries)</text:p>
      <text:p text:style-name="P21"/>
      <text:p text:style-name="P21"><text:span text:style-name="T10">IC.org (Intentional Communities)</text:span></text:p>
      <text:p text:style-name="P2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text:soft-page-break/>datapoints which seems to be only a fraction of IC.org directory. scraping their directory is a next step to get all the contact information and details about each community</text:p>
      <text:p text:style-name="P21"/>
      <text:h text:style-name="P2" text:outline-level="10">Natural Disasters</text:h>
      <text:p text:style-name="P21">Earthquakes, Volcanoes, Fires, etc..</text:p>
      <text:p text:style-name="P2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2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25"/>
      <text:h text:style-name="P2" text:outline-level="10">Extreme Temperatures</text:h>
      <text:p text:style-name="P21"><text:tab/>Heating and Cooling Centers</text:p>
      <text:p text:style-name="P2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2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25"/>
      <text:h text:style-name="P2" text:outline-level="10">Earthquakes</text:h>
      <text:p text:style-name="P21">http://www.usgs.gov/</text:p>
      <text:p text:style-name="P73">http://earthquake.usgs.gov/earthquakes/catalogs/index.php</text:p>
      <text:p text:style-name="P21"/>
      <text:h text:style-name="P3" text:outline-level="10">Volcanoes</text:h>
      <text:h text:style-name="P3" text:outline-level="10">Fires</text:h>
      <text:h text:style-name="P3" text:outline-level="10">Floods</text:h>
      <text:h text:style-name="P3" text:outline-level="10">Tsunamis</text:h>
      <text:h text:style-name="P2" text:outline-level="10">Storms, Tornadoes, and Hurricanes</text:h>
      <text:p text:style-name="P38"/>
      <text:h text:style-name="P2" text:outline-level="10">Travel</text:h>
      <text:p text:style-name="P21">Airports, Train Stations, Bus Stops, ...</text:p>
      <text:p text:style-name="P21"/>
      <text:h text:style-name="P2" text:outline-level="10">Wildlife</text:h>
      <text:p text:style-name="P21">Animal homes/nests/...</text:p>
      <text:p text:style-name="P21"><text:soft-page-break/>Animal shelters</text:p>
      <text:p text:style-name="P21">Animal migration routes</text:p>
      <text:p text:style-name="P21"/>
      <text:h text:style-name="P2" text:outline-level="10">Urban Smart / Sensor Grids</text:h>
      <text:p text:style-name="P2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25"/>
      <text:h text:style-name="P2" text:outline-level="10">Psychological &amp; Demographics</text:h>
      <text:p text:style-name="P21">ex: tell me about parties in each city around the world or what type of music is loved by any given population</text:p>
      <text:p text:style-name="P21"/>
      <text:h text:style-name="P98" text:outline-level="10">Hardware and AI Classification / Feature Detection</text:h>
      <text:p text:style-name="P2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58"><text:a xlink:type="simple" xlink:href="http://www.darpa.mil/NewsEvents/Releases/2011/09/28.aspx"><text:span text:style-name="T5">http://www.darpa.mil/NewsEvents/Releases/2011/09/28.aspx</text:span></text:a></text:p>
      <text:p text:style-name="P58"><text:span text:style-name="T5"/></text:p>
      <text:h text:style-name="P99" text:outline-level="10">Resources</text:h>
      <text:p text:style-name="P43"/>
      <text:p text:style-name="P21"><text:span text:style-name="T10">AI and Simulation-Based Techniques for the Assessment of Supply Chain Logistic Performance</text:span></text:p>
      <text:p text:style-name="P21"><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2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text:soft-page-break/>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2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2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2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73"><text:span text:style-name="T23">Remember the ERP information flow?</text:span></text:p>
      <text:p text:style-name="P73"><text:span text:style-name="T24">PO-&gt;EDI-&gt;CO-&gt;MPS-&gt;MRP-&gt;CRP-&gt;WO-&gt;PO-&gt;EDI-&gt;CO etc.</text:span></text:p>
      <text:p text:style-name="P73"><text:span text:style-name="T23">The REA information flow is much simpler:</text:span></text:p>
      <text:p text:style-name="P73"><text:span text:style-name="T24">Process-&gt;Stock Flow-&gt;Exchange-&gt;Stock Flow-&gt;Process etc. across multiple companies.</text:span></text:p>
      <text:p text:style-name="P44"/>
      <text:p text:style-name="P44"/>
      <text:p text:style-name="P2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2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2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2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2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2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2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2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21"/>
      <text:p text:style-name="P2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21"/>
      <text:p text:style-name="P2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21"/>
      <text:p text:style-name="P2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2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2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25"/>
      <text:p text:style-name="P2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21"/>
      <text:p text:style-name="P2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25"/>
      <text:p text:style-name="P2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21"/>
      <text:p text:style-name="P2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21"/>
      <text:p text:style-name="P21">http://www.poodwaddle.com/clocks/worldclock</text:p>
      <text:p text:style-name="P21"><text:s text:c="2"/>http://www.poodwaddle.com/clocks/worldclock/sources</text:p>
      <text:p text:style-name="P21"/>
      <text:p text:style-name="P2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21"><text:soft-page-break/><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21"/>
      <text:h text:style-name="P98" text:outline-level="10"><text:span text:style-name="T36">List of Thinking Subjects</text:span></text:h>
      <text:p text:style-name="P36"/>
      <text:p text:style-name="P21"><text:span text:style-name="T48">(from: http://en.wikipedia.org/wiki/Nootropics)</text:span></text:p>
      <text:p text:style-name="P21"><text:a xlink:type="simple" xlink:href="http://en.wikipedia.org/wiki/Abstraction">Abstract</text:a><text:a xlink:type="simple" xlink:href="http://en.wikipedia.org/wiki/Abstraction"> </text:a><text:a xlink:type="simple" xlink:href="http://en.wikipedia.org/wiki/Abstraction">thinking</text:a></text:p>
      <text:p text:style-name="P21"><text:a xlink:type="simple" xlink:href="http://en.wikipedia.org/wiki/Attention"><text:span text:style-name="T50">Attention</text:span></text:a></text:p>
      <text:p text:style-name="P21"><text:a xlink:type="simple" xlink:href="http://en.wikipedia.org/wiki/Attitude_%28psychology%29"><text:span text:style-name="T50">Attitude</text:span></text:a></text:p>
      <text:p text:style-name="P21"><text:a xlink:type="simple" xlink:href="http://en.wikipedia.org/wiki/Brainstorming"><text:span text:style-name="T50">Brainstorming</text:span></text:a></text:p>
      <text:p text:style-name="P21"><text:a xlink:type="simple" xlink:href="http://en.wikipedia.org/wiki/Cognition"><text:span text:style-name="T50">Cognition</text:span></text:a></text:p>
      <text:p text:style-name="P21"><text:a xlink:type="simple" xlink:href="http://en.wikipedia.org/wiki/Cognitive_science"><text:span text:style-name="T50">Cognitive</text:span></text:a><text:a xlink:type="simple" xlink:href="http://en.wikipedia.org/wiki/Cognitive_science"><text:span text:style-name="T50"> </text:span></text:a><text:a xlink:type="simple" xlink:href="http://en.wikipedia.org/wiki/Cognitive_science"><text:span text:style-name="T50">science</text:span></text:a></text:p>
      <text:p text:style-name="P21"><text:a xlink:type="simple" xlink:href="http://en.wikipedia.org/wiki/Creativity"><text:span text:style-name="T50">Creative</text:span></text:a><text:a xlink:type="simple" xlink:href="http://en.wikipedia.org/wiki/Creativity"><text:span text:style-name="T50"> </text:span></text:a><text:a xlink:type="simple" xlink:href="http://en.wikipedia.org/wiki/Creativity"><text:span text:style-name="T50">thinking</text:span></text:a></text:p>
      <text:p text:style-name="P21"><text:a xlink:type="simple" xlink:href="http://en.wikipedia.org/wiki/Critical_thinking"><text:span text:style-name="T50">Critical</text:span></text:a><text:a xlink:type="simple" xlink:href="http://en.wikipedia.org/wiki/Critical_thinking"><text:span text:style-name="T50"> </text:span></text:a><text:a xlink:type="simple" xlink:href="http://en.wikipedia.org/wiki/Critical_thinking"><text:span text:style-name="T50">thinking</text:span></text:a></text:p>
      <text:p text:style-name="P21"><text:a xlink:type="simple" xlink:href="http://en.wikipedia.org/wiki/Curiosity"><text:span text:style-name="T50">Curiosity</text:span></text:a></text:p>
      <text:p text:style-name="P21"><text:a xlink:type="simple" xlink:href="http://en.wikipedia.org/wiki/Decision"><text:span text:style-name="T50">Decision</text:span></text:a></text:p>
      <text:p text:style-name="P21"><text:a xlink:type="simple" xlink:href="http://en.wikipedia.org/wiki/Decision_making"><text:span text:style-name="T50">Decision</text:span></text:a><text:a xlink:type="simple" xlink:href="http://en.wikipedia.org/wiki/Decision_making"><text:span text:style-name="T50"> </text:span></text:a><text:a xlink:type="simple" xlink:href="http://en.wikipedia.org/wiki/Decision_making"><text:span text:style-name="T50">making</text:span></text:a></text:p>
      <text:p text:style-name="P21"><text:a xlink:type="simple" xlink:href="http://en.wikipedia.org/wiki/Eidetic_memory"><text:span text:style-name="T50">Eidetic</text:span></text:a><text:a xlink:type="simple" xlink:href="http://en.wikipedia.org/wiki/Eidetic_memory"><text:span text:style-name="T50"> </text:span></text:a><text:a xlink:type="simple" xlink:href="http://en.wikipedia.org/wiki/Eidetic_memory"><text:span text:style-name="T50">memory</text:span></text:a></text:p>
      <text:p text:style-name="P21"><text:a xlink:type="simple" xlink:href="http://en.wikipedia.org/wiki/Emotion"><text:span text:style-name="T50">Emotions</text:span></text:a><text:span text:style-name="T49"> and</text:span><text:a xlink:type="simple" xlink:href="http://en.wikipedia.org/wiki/Feeling"><text:span text:style-name="T49"> </text:span></text:a><text:a xlink:type="simple" xlink:href="http://en.wikipedia.org/wiki/Feeling"><text:span text:style-name="T50">feelings</text:span></text:a></text:p>
      <text:p text:style-name="P21"><text:a xlink:type="simple" xlink:href="http://en.wikipedia.org/wiki/Emotional_intelligence"><text:span text:style-name="T50">Emotional</text:span></text:a><text:a xlink:type="simple" xlink:href="http://en.wikipedia.org/wiki/Emotional_intelligence"><text:span text:style-name="T50"> </text:span></text:a><text:a xlink:type="simple" xlink:href="http://en.wikipedia.org/wiki/Emotional_intelligence"><text:span text:style-name="T50">intelligence</text:span></text:a></text:p>
      <text:p text:style-name="P21"><text:a xlink:type="simple" xlink:href="http://en.wikipedia.org/wiki/Objective_%28goal%29"><text:span text:style-name="T50">Goals</text:span></text:a><text:a xlink:type="simple" xlink:href="http://en.wikipedia.org/wiki/Objective_%28goal%29"><text:span text:style-name="T50"> </text:span></text:a><text:a xlink:type="simple" xlink:href="http://en.wikipedia.org/wiki/Objective_%28goal%29"><text:span text:style-name="T50">and</text:span></text:a><text:a xlink:type="simple" xlink:href="http://en.wikipedia.org/wiki/Objective_%28goal%29"><text:span text:style-name="T50"> </text:span></text:a><text:a xlink:type="simple" xlink:href="http://en.wikipedia.org/wiki/Objective_%28goal%29"><text:span text:style-name="T50">goal</text:span></text:a><text:a xlink:type="simple" xlink:href="http://en.wikipedia.org/wiki/Objective_%28goal%29"><text:span text:style-name="T50"> </text:span></text:a><text:a xlink:type="simple" xlink:href="http://en.wikipedia.org/wiki/Objective_%28goal%29"><text:span text:style-name="T50">setting</text:span></text:a></text:p>
      <text:p text:style-name="P21"><text:a xlink:type="simple" xlink:href="http://en.wikipedia.org/wiki/Idea"><text:span text:style-name="T50">Idea</text:span></text:a></text:p>
      <text:p text:style-name="P21"><text:a xlink:type="simple" xlink:href="http://en.wikipedia.org/wiki/Imagination"><text:span text:style-name="T50">Imagination</text:span></text:a></text:p>
      <text:p text:style-name="P21"><text:a xlink:type="simple" xlink:href="http://en.wikipedia.org/wiki/Intelligence_%28trait%29"><text:span text:style-name="T50">Intelligence</text:span></text:a></text:p>
      <text:p text:style-name="P21"><text:a xlink:type="simple" xlink:href="http://en.wikipedia.org/wiki/Introspection"><text:span text:style-name="T50">Introspection</text:span></text:a></text:p>
      <text:p text:style-name="P21"><text:a xlink:type="simple" xlink:href="http://en.wikipedia.org/wiki/Lateral_thinking"><text:span text:style-name="T50">Lateral</text:span></text:a><text:a xlink:type="simple" xlink:href="http://en.wikipedia.org/wiki/Lateral_thinking"><text:span text:style-name="T50"> </text:span></text:a><text:a xlink:type="simple" xlink:href="http://en.wikipedia.org/wiki/Lateral_thinking"><text:span text:style-name="T50">thinking</text:span></text:a></text:p>
      <text:p text:style-name="P21"><text:a xlink:type="simple" xlink:href="http://en.wikipedia.org/wiki/Learning"><text:span text:style-name="T50">Learning</text:span></text:a></text:p>
      <text:p text:style-name="P21"><text:a xlink:type="simple" xlink:href="http://en.wikipedia.org/wiki/Memory"><text:span text:style-name="T50">Memory</text:span></text:a></text:p>
      <text:p text:style-name="P21"><text:a xlink:type="simple" xlink:href="http://en.wikipedia.org/wiki/Memory-prediction_framework"><text:span text:style-name="T50">Memory</text:span></text:a><text:a xlink:type="simple" xlink:href="http://en.wikipedia.org/wiki/Memory-prediction_framework"><text:span text:style-name="T50">-</text:span></text:a><text:a xlink:type="simple" xlink:href="http://en.wikipedia.org/wiki/Memory-prediction_framework"><text:span text:style-name="T50">prediction</text:span></text:a><text:a xlink:type="simple" xlink:href="http://en.wikipedia.org/wiki/Memory-prediction_framework"><text:span text:style-name="T50"> </text:span></text:a><text:a xlink:type="simple" xlink:href="http://en.wikipedia.org/wiki/Memory-prediction_framework"><text:span text:style-name="T50">framework</text:span></text:a></text:p>
      <text:p text:style-name="P21"><text:a xlink:type="simple" xlink:href="http://en.wikipedia.org/wiki/Mental_calculation"><text:span text:style-name="T50">Mental</text:span></text:a><text:a xlink:type="simple" xlink:href="http://en.wikipedia.org/wiki/Mental_calculation"><text:span text:style-name="T50"> </text:span></text:a><text:a xlink:type="simple" xlink:href="http://en.wikipedia.org/wiki/Mental_calculation"><text:span text:style-name="T50">calculation</text:span></text:a></text:p>
      <text:p text:style-name="P21"><text:a xlink:type="simple" xlink:href="http://en.wikipedia.org/wiki/Mind%27s_eye"><text:span text:style-name="T50">Mind</text:span></text:a><text:a xlink:type="simple" xlink:href="http://en.wikipedia.org/wiki/Mind%27s_eye"><text:span text:style-name="T50">'</text:span></text:a><text:a xlink:type="simple" xlink:href="http://en.wikipedia.org/wiki/Mind%27s_eye"><text:span text:style-name="T50">s</text:span></text:a><text:a xlink:type="simple" xlink:href="http://en.wikipedia.org/wiki/Mind%27s_eye"><text:span text:style-name="T50"> </text:span></text:a><text:a xlink:type="simple" xlink:href="http://en.wikipedia.org/wiki/Mind%27s_eye"><text:span text:style-name="T50">eye</text:span></text:a></text:p>
      <text:p text:style-name="P21"><text:a xlink:type="simple" xlink:href="http://en.wikipedia.org/wiki/Mindset"><text:span text:style-name="T50">Mindset</text:span></text:a></text:p>
      <text:p text:style-name="P21"><text:a xlink:type="simple" xlink:href="http://en.wikipedia.org/wiki/Mood_%28psychology%29"><text:span text:style-name="T50">Mood</text:span></text:a></text:p>
      <text:p text:style-name="P21"><text:a xlink:type="simple" xlink:href="http://en.wikipedia.org/wiki/Motivation"><text:span text:style-name="T50">Motivation</text:span></text:a></text:p>
      <text:p text:style-name="P21"><text:a xlink:type="simple" xlink:href="http://en.wikipedia.org/wiki/Perception"><text:span text:style-name="T50">Perception</text:span></text:a></text:p>
      <text:p text:style-name="P21"><text:a xlink:type="simple" xlink:href="http://en.wikipedia.org/wiki/Personality_psychology"><text:span text:style-name="T50">Personality</text:span></text:a></text:p>
      <text:p text:style-name="P21"><text:a xlink:type="simple" xlink:href="http://en.wikipedia.org/wiki/Picture_thinking"><text:span text:style-name="T50">Picture</text:span></text:a><text:a xlink:type="simple" xlink:href="http://en.wikipedia.org/wiki/Picture_thinking"><text:span text:style-name="T50"> </text:span></text:a><text:a xlink:type="simple" xlink:href="http://en.wikipedia.org/wiki/Picture_thinking"><text:span text:style-name="T50">thinking</text:span></text:a></text:p>
      <text:p text:style-name="P21"><text:a xlink:type="simple" xlink:href="http://en.wikipedia.org/wiki/Problem_shaping"><text:span text:style-name="T50">Problem</text:span></text:a><text:a xlink:type="simple" xlink:href="http://en.wikipedia.org/wiki/Problem_shaping"><text:span text:style-name="T50"> </text:span></text:a><text:a xlink:type="simple" xlink:href="http://en.wikipedia.org/wiki/Problem_shaping"><text:span text:style-name="T50">shaping</text:span></text:a></text:p>
      <text:p text:style-name="P21"><text:a xlink:type="simple" xlink:href="http://en.wikipedia.org/wiki/Problem_solving"><text:span text:style-name="T50">Problem</text:span></text:a><text:a xlink:type="simple" xlink:href="http://en.wikipedia.org/wiki/Problem_solving"><text:span text:style-name="T50"> </text:span></text:a><text:a xlink:type="simple" xlink:href="http://en.wikipedia.org/wiki/Problem_solving"><text:span text:style-name="T50">solving</text:span></text:a></text:p>
      <text:p text:style-name="P21"><text:a xlink:type="simple" xlink:href="http://en.wikipedia.org/wiki/Reason"><text:span text:style-name="T50">Reason</text:span></text:a></text:p>
      <text:p text:style-name="P21"><text:soft-page-break/><text:a xlink:type="simple" xlink:href="http://en.wikipedia.org/wiki/Recollection"><text:span text:style-name="T50">Recollection</text:span></text:a><text:a xlink:type="simple" xlink:href="http://en.wikipedia.org/wiki/Recollection"><text:span text:style-name="T50"> (</text:span></text:a><text:a xlink:type="simple" xlink:href="http://en.wikipedia.org/wiki/Recollection"><text:span text:style-name="T50">recall</text:span></text:a><text:a xlink:type="simple" xlink:href="http://en.wikipedia.org/wiki/Recollection"><text:span text:style-name="T50">)</text:span></text:a></text:p>
      <text:p text:style-name="P21"><text:a xlink:type="simple" xlink:href="http://en.wikipedia.org/wiki/Human_self-reflection"><text:span text:style-name="T50">Self</text:span></text:a><text:a xlink:type="simple" xlink:href="http://en.wikipedia.org/wiki/Human_self-reflection"><text:span text:style-name="T50">-</text:span></text:a><text:a xlink:type="simple" xlink:href="http://en.wikipedia.org/wiki/Human_self-reflection"><text:span text:style-name="T50">reflection</text:span></text:a></text:p>
      <text:p text:style-name="P21"><text:a xlink:type="simple" xlink:href="http://en.wikipedia.org/wiki/Thought"><text:span text:style-name="T50">Thought</text:span></text:a></text:p>
      <text:p text:style-name="P21"><text:a xlink:type="simple" xlink:href="http://en.wikipedia.org/wiki/Visual_thinking"><text:span text:style-name="T50">Visual</text:span></text:a><text:a xlink:type="simple" xlink:href="http://en.wikipedia.org/wiki/Visual_thinking"><text:span text:style-name="T50"> </text:span></text:a><text:a xlink:type="simple" xlink:href="http://en.wikipedia.org/wiki/Visual_thinking"><text:span text:style-name="T50">thinking</text:span></text:a></text:p>
      <text:p text:style-name="P21"><text:span text:style-name="T51">List of Health Subjects</text:span></text:p>
      <text:p text:style-name="P21"><text:span text:style-name="T51">(from</text:span><text:a xlink:type="simple" xlink:href="http://en.wikipedia.org/wiki/Nootropics"><text:span text:style-name="T51">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51">)</text:span></text:p>
      <text:p text:style-name="P21"><text:a xlink:type="simple" xlink:href="http://en.wikipedia.org/wiki/Anxiety"><text:span text:style-name="T7">Anxiety</text:span></text:a></text:p>
      <text:p text:style-name="P21"><text:a xlink:type="simple" xlink:href="http://en.wikipedia.org/wiki/Cognitive_psychology"><text:span text:style-name="T50">Cognitive</text:span></text:a><text:a xlink:type="simple" xlink:href="http://en.wikipedia.org/wiki/Cognitive_psychology"><text:span text:style-name="T50"> </text:span></text:a><text:a xlink:type="simple" xlink:href="http://en.wikipedia.org/wiki/Cognitive_psychology"><text:span text:style-name="T50">psychology</text:span></text:a></text:p>
      <text:p text:style-name="P21"><text:a xlink:type="simple" xlink:href="http://en.wikipedia.org/wiki/Clinical_depression"><text:span text:style-name="T50">Clinical</text:span></text:a><text:a xlink:type="simple" xlink:href="http://en.wikipedia.org/wiki/Clinical_depression"><text:span text:style-name="T50"> </text:span></text:a><text:a xlink:type="simple" xlink:href="http://en.wikipedia.org/wiki/Clinical_depression"><text:span text:style-name="T50">depression</text:span></text:a></text:p>
      <text:p text:style-name="P21"><text:a xlink:type="simple" xlink:href="http://en.wikipedia.org/wiki/Mental_confusion"><text:span text:style-name="T50">Confusion</text:span></text:a></text:p>
      <text:p text:style-name="P21"><text:a xlink:type="simple" xlink:href="http://en.wikipedia.org/wiki/Cosmetic_pharmacology"><text:span text:style-name="T50">Cosmetic</text:span></text:a><text:a xlink:type="simple" xlink:href="http://en.wikipedia.org/wiki/Cosmetic_pharmacology"><text:span text:style-name="T50"> </text:span></text:a><text:a xlink:type="simple" xlink:href="http://en.wikipedia.org/wiki/Cosmetic_pharmacology"><text:span text:style-name="T50">pharmacology</text:span></text:a></text:p>
      <text:p text:style-name="P21"><text:a xlink:type="simple" xlink:href="http://en.wikipedia.org/wiki/Drug"><text:span text:style-name="T50">Drug</text:span></text:a></text:p>
      <text:p text:style-name="P21"><text:a xlink:type="simple" xlink:href="http://en.wikipedia.org/wiki/Parasympathomimetics"><text:span text:style-name="T50">Parasympathomimetics</text:span></text:a></text:p>
      <text:p text:style-name="P21"><text:a xlink:type="simple" xlink:href="http://en.wikipedia.org/wiki/Prescription_drug"><text:span text:style-name="T50">Prescription</text:span></text:a><text:a xlink:type="simple" xlink:href="http://en.wikipedia.org/wiki/Prescription_drug"><text:span text:style-name="T50"> </text:span></text:a><text:a xlink:type="simple" xlink:href="http://en.wikipedia.org/wiki/Prescription_drug"><text:span text:style-name="T50">drug</text:span></text:a></text:p>
      <text:p text:style-name="P21"><text:a xlink:type="simple" xlink:href="http://en.wikipedia.org/wiki/Prohibition_%28drugs%29"><text:span text:style-name="T50">Prohibition</text:span></text:a><text:a xlink:type="simple" xlink:href="http://en.wikipedia.org/wiki/Prohibition_%28drugs%29"><text:span text:style-name="T50"> (</text:span></text:a><text:a xlink:type="simple" xlink:href="http://en.wikipedia.org/wiki/Prohibition_%28drugs%29"><text:span text:style-name="T50">drugs</text:span></text:a><text:a xlink:type="simple" xlink:href="http://en.wikipedia.org/wiki/Prohibition_%28drugs%29"><text:span text:style-name="T50">)</text:span></text:a></text:p>
      <text:p text:style-name="P21"><text:a xlink:type="simple" xlink:href="http://en.wikipedia.org/wiki/Psychoactive_drug"><text:span text:style-name="T50">Psychoactive</text:span></text:a><text:a xlink:type="simple" xlink:href="http://en.wikipedia.org/wiki/Psychoactive_drug"><text:span text:style-name="T50"> </text:span></text:a><text:a xlink:type="simple" xlink:href="http://en.wikipedia.org/wiki/Psychoactive_drug"><text:span text:style-name="T50">drug</text:span></text:a><text:span text:style-name="T49"> (aka psychotropic drug)</text:span></text:p>
      <text:p text:style-name="P21"><text:a xlink:type="simple" xlink:href="http://en.wikipedia.org/wiki/Psychedelic_drug"><text:span text:style-name="T50">Psychedelic</text:span></text:a><text:a xlink:type="simple" xlink:href="http://en.wikipedia.org/wiki/Psychedelic_drug"><text:span text:style-name="T50"> </text:span></text:a><text:a xlink:type="simple" xlink:href="http://en.wikipedia.org/wiki/Psychedelic_drug"><text:span text:style-name="T50">drug</text:span></text:a></text:p>
      <text:p text:style-name="P21"><text:a xlink:type="simple" xlink:href="http://en.wikipedia.org/wiki/Human_enhancement"><text:span text:style-name="T50">Human</text:span></text:a><text:a xlink:type="simple" xlink:href="http://en.wikipedia.org/wiki/Human_enhancement"><text:span text:style-name="T50"> </text:span></text:a><text:a xlink:type="simple" xlink:href="http://en.wikipedia.org/wiki/Human_enhancement"><text:span text:style-name="T50">enhancement</text:span></text:a></text:p>
      <text:p text:style-name="P21"><text:a xlink:type="simple" xlink:href="http://en.wikipedia.org/wiki/Ergogenic_aid"><text:span text:style-name="T50">Ergogenic</text:span></text:a><text:a xlink:type="simple" xlink:href="http://en.wikipedia.org/wiki/Ergogenic_aid"><text:span text:style-name="T50"> </text:span></text:a><text:a xlink:type="simple" xlink:href="http://en.wikipedia.org/wiki/Ergogenic_aid"><text:span text:style-name="T50">aid</text:span></text:a></text:p>
      <text:p text:style-name="P21"><text:a xlink:type="simple" xlink:href="http://en.wikipedia.org/wiki/Life_extension"><text:span text:style-name="T50">Life</text:span></text:a><text:a xlink:type="simple" xlink:href="http://en.wikipedia.org/wiki/Life_extension"><text:span text:style-name="T50"> </text:span></text:a><text:a xlink:type="simple" xlink:href="http://en.wikipedia.org/wiki/Life_extension"><text:span text:style-name="T50">extension</text:span></text:a></text:p>
      <text:p text:style-name="P21"><text:a xlink:type="simple" xlink:href="http://en.wikipedia.org/wiki/Neurodegenerative_disease"><text:span text:style-name="T50">Neurodegenerative</text:span></text:a><text:a xlink:type="simple" xlink:href="http://en.wikipedia.org/wiki/Neurodegenerative_disease"><text:span text:style-name="T50"> </text:span></text:a><text:a xlink:type="simple" xlink:href="http://en.wikipedia.org/wiki/Neurodegenerative_disease"><text:span text:style-name="T50">disease</text:span></text:a></text:p>
      <text:p text:style-name="P21"><text:a xlink:type="simple" xlink:href="http://en.wikipedia.org/wiki/Alzheimer%27s_disease"><text:span text:style-name="T50">Alzheimer</text:span></text:a><text:a xlink:type="simple" xlink:href="http://en.wikipedia.org/wiki/Alzheimer%27s_disease"><text:span text:style-name="T50">'</text:span></text:a><text:a xlink:type="simple" xlink:href="http://en.wikipedia.org/wiki/Alzheimer%27s_disease"><text:span text:style-name="T50">s</text:span></text:a><text:a xlink:type="simple" xlink:href="http://en.wikipedia.org/wiki/Alzheimer%27s_disease"><text:span text:style-name="T50"> </text:span></text:a><text:a xlink:type="simple" xlink:href="http://en.wikipedia.org/wiki/Alzheimer%27s_disease"><text:span text:style-name="T50">disease</text:span></text:a></text:p>
      <text:p text:style-name="P21"><text:a xlink:type="simple" xlink:href="http://en.wikipedia.org/wiki/Parkinson%27s_disease"><text:span text:style-name="T50">Parkinson</text:span></text:a><text:a xlink:type="simple" xlink:href="http://en.wikipedia.org/wiki/Parkinson%27s_disease"><text:span text:style-name="T50">'</text:span></text:a><text:a xlink:type="simple" xlink:href="http://en.wikipedia.org/wiki/Parkinson%27s_disease"><text:span text:style-name="T50">s</text:span></text:a><text:a xlink:type="simple" xlink:href="http://en.wikipedia.org/wiki/Parkinson%27s_disease"><text:span text:style-name="T50"> </text:span></text:a><text:a xlink:type="simple" xlink:href="http://en.wikipedia.org/wiki/Parkinson%27s_disease"><text:span text:style-name="T50">disease</text:span></text:a></text:p>
      <text:p text:style-name="P21"><text:a xlink:type="simple" xlink:href="http://en.wikipedia.org/wiki/Nutrition"><text:span text:style-name="T50">Nutrition</text:span></text:a></text:p>
      <text:p text:style-name="P21"><text:a xlink:type="simple" xlink:href="http://en.wikipedia.org/wiki/Sleep_disorder"><text:span text:style-name="T50">Sleep</text:span></text:a><text:a xlink:type="simple" xlink:href="http://en.wikipedia.org/wiki/Sleep_disorder"><text:span text:style-name="T50"> </text:span></text:a><text:a xlink:type="simple" xlink:href="http://en.wikipedia.org/wiki/Sleep_disorder"><text:span text:style-name="T50">disorders</text:span></text:a></text:p>
      <text:p text:style-name="P21"><text:a xlink:type="simple" xlink:href="http://en.wikipedia.org/wiki/Stress_%28medicine%29"><text:span text:style-name="T50">Stress</text:span></text:a></text:p>
      <text:p text:style-name="P21"><text:a xlink:type="simple" xlink:href="http://en.wikipedia.org/wiki/Stress_management"><text:span text:style-name="T50">Stress</text:span></text:a><text:a xlink:type="simple" xlink:href="http://en.wikipedia.org/wiki/Stress_management"><text:span text:style-name="T50"> </text:span></text:a><text:a xlink:type="simple" xlink:href="http://en.wikipedia.org/wiki/Stress_management"><text:span text:style-name="T50">management</text:span></text:a><text:span text:style-name="T24"> <text:s/></text:span></text:p>
      <text:p text:style-name="P44"/>
      <text:p text:style-name="P21"><text:span text:style-name="T52">Optimal Thinking Questions</text:span></text:p>
      <text:p text:style-name="P21"><text:span text:style-name="T49">http://www.stevepavlina.com/blog/2004/10/optimal-thinking/</text:span></text:p>
      <text:p text:style-name="P39"/>
      <text:list xml:id="list5598826894717523318" text:style-name="LS69">
        <text:list-item>
          <text:p text:style-name="P67"><text:span text:style-name="T49">What’s the best use of my time right now?</text:span></text:p>
        </text:list-item>
        <text:list-item>
          <text:p text:style-name="P67"><text:span text:style-name="T49">What’s the best way for me to exercise regularly (when, what, how)?</text:span></text:p>
        </text:list-item>
        <text:list-item>
          <text:p text:style-name="P67"><text:span text:style-name="T49">What’s the best way to get myself out of debt?</text:span></text:p>
        </text:list-item>
        <text:list-item>
          <text:p text:style-name="P67"><text:span text:style-name="T49">What’s the best way for me to make an extra $10,000 as quickly as possible?</text:span></text:p>
        </text:list-item>
        <text:list-item>
          <text:p text:style-name="P67"><text:span text:style-name="T49">What’s the best school for my child to attend?</text:span></text:p>
        </text:list-item>
        <text:list-item>
          <text:p text:style-name="P67"><text:span text:style-name="T49">What’s the best place for me to live?</text:span></text:p>
        </text:list-item>
        <text:list-item>
          <text:p text:style-name="P67"><text:span text:style-name="T49">What’s the best way to reply to this email? (use this one repeatedly to purge that clogged inbox)</text:span></text:p>
        </text:list-item>
        <text:list-item>
          <text:p text:style-name="P67"><text:span text:style-name="T49">What’s the best way for me to improve my social life?</text:span></text:p>
        </text:list-item>
        <text:list-item>
          <text:p text:style-name="P67"><text:soft-page-break/><text:span text:style-name="T49">What’s the best book I should read next?</text:span></text:p>
        </text:list-item>
      </text:list>
      <text:p text:style-name="P21"><text:span text:style-name="T49">What’s the</text:span><text:a xlink:type="simple" xlink:href="http://www.stevepavlina.com/blog"><text:span text:style-name="T49"> </text:span></text:a><text:a xlink:type="simple" xlink:href="http://www.stevepavlina.com/blog"><text:span text:style-name="T50">best</text:span></text:a><text:a xlink:type="simple" xlink:href="http://www.stevepavlina.com/blog"><text:span text:style-name="T50"> </text:span></text:a><text:a xlink:type="simple" xlink:href="http://www.stevepavlina.com/blog"><text:span text:style-name="T50">new</text:span></text:a><text:a xlink:type="simple" xlink:href="http://www.stevepavlina.com/blog"><text:span text:style-name="T50"> </text:span></text:a><text:a xlink:type="simple" xlink:href="http://www.stevepavlina.com/blog"><text:span text:style-name="T50">blog</text:span></text:a><text:span text:style-name="T49"> I should be reading regularly and tell everyone I know about? </text:span><text:span text:style-name="T24"><text:s/></text:span></text:p>
      <text:p text:style-name="P44"/>
      <text:p text:style-name="P21"><text:span text:style-name="T52">A Better Life</text:span></text:p>
      <text:p text:style-name="P21"><text:span text:style-name="T49">http://www.stevepavlina.com/blog/2007/08/a-better-life/</text:span></text:p>
      <text:p text:style-name="P39"/>
      <text:list xml:id="list7762105377943499149" text:style-name="LS70">
        <text:list-item>
          <text:p text:style-name="P68"><text:span text:style-name="T49">Your financial abundance is increasing.</text:span></text:p>
        </text:list-item>
        <text:list-item>
          <text:p text:style-name="P68"><text:span text:style-name="T49">People are being nicer to you.</text:span></text:p>
        </text:list-item>
        <text:list-item>
          <text:p text:style-name="P68"><text:span text:style-name="T49">You’re providing more value to others.</text:span></text:p>
        </text:list-item>
        <text:list-item>
          <text:p text:style-name="P68"><text:span text:style-name="T49">You’re feeling more energetic, alert, and happy.</text:span></text:p>
        </text:list-item>
        <text:list-item>
          <text:p text:style-name="P68"><text:span text:style-name="T49">You’re enjoying your life more.</text:span></text:p>
        </text:list-item>
        <text:list-item>
          <text:p text:style-name="P68"><text:span text:style-name="T49">You’re thinking more positively.</text:span></text:p>
        </text:list-item>
        <text:list-item>
          <text:p text:style-name="P68"><text:span text:style-name="T49">You’re feeling more relaxed.</text:span></text:p>
        </text:list-item>
        <text:list-item>
          <text:p text:style-name="P68"><text:span text:style-name="T49">You’re getting stronger.</text:span></text:p>
        </text:list-item>
        <text:list-item>
          <text:p text:style-name="P68"><text:span text:style-name="T49">The universe is conspiring to bring you more of what you want.</text:span></text:p>
        </text:list-item>
      </text:list>
      <text:h text:style-name="P98" text:outline-level="10"><text:span text:style-name="T36">Plutchik's Primary Emotions</text:span></text:h>
      <text:p text:style-name="P39">Sadness</text:p>
      <text:p text:style-name="P39">Disgust</text:p>
      <text:p text:style-name="P39">Anger</text:p>
      <text:p text:style-name="P39">Anticipation</text:p>
      <text:p text:style-name="P39">Joy</text:p>
      <text:p text:style-name="P39">Acceptance</text:p>
      <text:p text:style-name="P39">Fear</text:p>
      <text:p text:style-name="P39">Surprise</text:p>
      <text:p text:style-name="P39"/>
      <text:h text:style-name="P98" text:outline-level="10"><text:span text:style-name="T36">Patrick Anderson's Word List</text:span></text:h>
      <text:p text:style-name="P21"><text:span text:style-name="T37">agnucius@gmail.com</text:span></text:p>
      <text:p text:style-name="P37"/>
      <text:p text:style-name="P21"><text:span text:style-name="T49">Free, Freedom, Libre, Liberty</text:span></text:p>
      <text:p text:style-name="P21"><text:span text:style-name="T49">Commons, Collective, Cooperate</text:span></text:p>
      <text:p text:style-name="P21"><text:span text:style-name="T49">Social, Trust, Organize, Group</text:span></text:p>
      <text:p text:style-name="P21"><text:span text:style-name="T49">Fund, Invest, Capital, Finance, Loan, Debt, Bank, Money, DeathGrip (MortGage)</text:span></text:p>
      <text:p text:style-name="P21"><text:span text:style-name="T49">Means, Source, Input</text:span></text:p>
      <text:p text:style-name="P21"><text:soft-page-break/><text:span text:style-name="T49">Product, Object, Output</text:span></text:p>
      <text:p text:style-name="P21"><text:span text:style-name="T49">Service, Network, Transport</text:span></text:p>
      <text:p text:style-name="P21"><text:span text:style-name="T49">Tax, Cost, Price</text:span></text:p>
      <text:p text:style-name="P21"><text:span text:style-name="T49">Revenue, Dividends, Earnings, Profit</text:span></text:p>
      <text:p text:style-name="P21"><text:span text:style-name="T49">Scarcity, Abundance</text:span></text:p>
      <text:p text:style-name="P21"><text:span text:style-name="T49">Material, Immaterial</text:span></text:p>
      <text:p text:style-name="P21"><text:span text:style-name="T49">Copyright, Patents, Copyleft</text:span></text:p>
      <text:p text:style-name="P21"><text:span text:style-name="T49">Copy, Duplicate, Instantiate</text:span></text:p>
      <text:p text:style-name="P21"><text:span text:style-name="T49">Royalty, Propriety, Proprietary</text:span></text:p>
      <text:p text:style-name="P21"><text:span text:style-name="T49">Ownership, Property, Private, Public, Personal</text:span></text:p>
      <text:p text:style-name="P21"><text:span text:style-name="T49">Money, Currency, Cache, Bank, Store, Credit, Debt</text:span></text:p>
      <text:p text:style-name="P21"><text:span text:style-name="T49">Govern, Manage, Admin, root</text:span></text:p>
      <text:p text:style-name="P21"><text:span text:style-name="T49">Land, Capital, Labor</text:span></text:p>
      <text:p text:style-name="P21"><text:span text:style-name="T49">Rent, Profit, Wage</text:span></text:p>
      <text:p text:style-name="P39"/>
      <text:p text:style-name="P21"><text:span text:style-name="T49">“Life Management” References</text:span></text:p>
      <text:p text:style-name="P2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45"/>
      <text:list xml:id="list2549090372598001840" text:style-name="LS71">
        <text:list-item>
          <text:p text:style-name="P69"><text:span text:style-name="T49">http://gtdportal.pbwiki.com/</text:span></text:p>
        </text:list-item>
      </text:list>
      <text:p text:style-name="P2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2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2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2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45"/>
      <text:list xml:id="list3709660927516361676" text:style-name="LS72">
        <text:list-item>
          <text:p text:style-name="P70"><text:span text:style-name="T49">http://en.wikipedia.org/wiki/Getting_Things_Done</text:span></text:p>
        </text:list-item>
      </text:list>
      <text:p text:style-name="P2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32"/>
      <text:list xml:id="list2752918422662435820" text:style-name="LS73">
        <text:list-item>
          <text:p text:style-name="P71"><text:span text:style-name="T49">http://lifehacker.com/</text:span></text:p>
        </text:list-item>
        <text:list-item>
          <text:p text:style-name="P71"><text:span text:style-name="T49">http://www.lifehack.org/</text:span></text:p>
        </text:list-item>
        <text:list-item>
          <text:p text:style-name="P71"><text:span text:style-name="T49">http://www.lifehackingmovie.com/</text:span></text:p>
        </text:list-item>
      </text:list>
      <text:p text:style-name="P39"/>
      <text:p text:style-name="P21"><text:span text:style-name="T48">See:</text:span></text:p>
      <text:p text:style-name="P2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21"><text:span text:style-name="T48">http://www.filemaker.com/solutions</text:span></text:p>
      <text:p text:style-name="P2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21"><text:soft-page-break/><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2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46"/>
      <text:p text:style-name="P21"><text:span text:style-name="T49">TradeVibes. <text:s/>(2007-2008). Ben Goertzel. In: TradeVides.com Retrieved Dec 2008 from</text:span><text:a xlink:type="simple" xlink:href="http://www.tradevibes.com/person/profile/ben-goertzel_1"><text:span text:style-name="T49">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21"><text:span text:style-name="T49">Convergence 2008. (2008). Convergence 08: Speakers : Goertzel. In convergence08.org Retrieved Dec 2008 from</text:span><text:a xlink:type="simple" xlink:href="http://www.convergence08.org/speakers/goertzel/"><text:span text:style-name="T49">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21"><text:span text:style-name="T49">Ritter, S. (2007). Cognitive Tutor: Applied research in mathematics education. Psychonomic Bulletin &amp; Review, 14 (2), 249-255</text:span></text:p>
      <text:p text:style-name="P21"><text:span text:style-name="T49">http://espace.library.uq.edu.au/view/UQ:57497</text:span></text:p>
      <text:p text:style-name="P21"><text:a xlink:type="simple" xlink:href="http://en.wikipedia.org/wiki/Learning_object"><text:span text:style-name="T50">http</text:span></text:a><text:a xlink:type="simple" xlink:href="http://en.wikipedia.org/wiki/Learning_object"><text:span text:style-name="T50">://</text:span></text:a><text:a xlink:type="simple" xlink:href="http://en.wikipedia.org/wiki/Learning_object"><text:span text:style-name="T50">en</text:span></text:a><text:a xlink:type="simple" xlink:href="http://en.wikipedia.org/wiki/Learning_object"><text:span text:style-name="T50">.</text:span></text:a><text:a xlink:type="simple" xlink:href="http://en.wikipedia.org/wiki/Learning_object"><text:span text:style-name="T50">wikipedia</text:span></text:a><text:a xlink:type="simple" xlink:href="http://en.wikipedia.org/wiki/Learning_object"><text:span text:style-name="T50">.</text:span></text:a><text:a xlink:type="simple" xlink:href="http://en.wikipedia.org/wiki/Learning_object"><text:span text:style-name="T50">org</text:span></text:a><text:a xlink:type="simple" xlink:href="http://en.wikipedia.org/wiki/Learning_object"><text:span text:style-name="T50">/</text:span></text:a><text:a xlink:type="simple" xlink:href="http://en.wikipedia.org/wiki/Learning_object"><text:span text:style-name="T50">wiki</text:span></text:a><text:a xlink:type="simple" xlink:href="http://en.wikipedia.org/wiki/Learning_object"><text:span text:style-name="T50">/</text:span></text:a><text:a xlink:type="simple" xlink:href="http://en.wikipedia.org/wiki/Learning_object"><text:span text:style-name="T50">Learning</text:span></text:a><text:a xlink:type="simple" xlink:href="http://en.wikipedia.org/wiki/Learning_object"><text:span text:style-name="T50">_</text:span></text:a><text:a xlink:type="simple" xlink:href="http://en.wikipedia.org/wiki/Learning_object"><text:span text:style-name="T50">object</text:span></text:a></text:p>
      <text:p text:style-name="P21"><text:a xlink:type="simple" xlink:href="http://en.wikipedia.org/wiki/Intelligent_tutoring_system"><text:span text:style-name="T50">Intelligent</text:span></text:a><text:a xlink:type="simple" xlink:href="http://en.wikipedia.org/wiki/Intelligent_tutoring_system"><text:span text:style-name="T50"> </text:span></text:a><text:a xlink:type="simple" xlink:href="http://en.wikipedia.org/wiki/Intelligent_tutoring_system"><text:span text:style-name="T50">tutoring</text:span></text:a><text:a xlink:type="simple" xlink:href="http://en.wikipedia.org/wiki/Intelligent_tutoring_system"><text:span text:style-name="T50"> </text:span></text:a><text:a xlink:type="simple" xlink:href="http://en.wikipedia.org/wiki/Intelligent_tutoring_system"><text:span text:style-name="T50">system</text:span></text:a><text:a xlink:type="simple" xlink:href="http://en.wikipedia.org/wiki/Intelligent_tutoring_system"><text:span text:style-name="T50"> - </text:span></text:a><text:a xlink:type="simple" xlink:href="http://en.wikipedia.org/wiki/Intelligent_tutoring_system"><text:span text:style-name="T50">Wikipedia</text:span></text:a><text:a xlink:type="simple" xlink:href="http://en.wikipedia.org/wiki/Intelligent_tutoring_system"><text:span text:style-name="T50">, </text:span></text:a><text:a xlink:type="simple" xlink:href="http://en.wikipedia.org/wiki/Intelligent_tutoring_system"><text:span text:style-name="T50">the</text:span></text:a><text:a xlink:type="simple" xlink:href="http://en.wikipedia.org/wiki/Intelligent_tutoring_system"><text:span text:style-name="T50"> </text:span></text:a><text:a xlink:type="simple" xlink:href="http://en.wikipedia.org/wiki/Intelligent_tutoring_system"><text:span text:style-name="T50">free</text:span></text:a><text:a xlink:type="simple" xlink:href="http://en.wikipedia.org/wiki/Intelligent_tutoring_system"><text:span text:style-name="T50"> </text:span></text:a><text:a xlink:type="simple" xlink:href="http://en.wikipedia.org/wiki/Intelligent_tutoring_system"><text:span text:style-name="T50">encyclopedia</text:span></text:a></text:p>
      <text:p text:style-name="P21"><text:a xlink:type="simple" xlink:href="http://en.wikipedia.org/wiki/Cognitive_Tutor"><text:span text:style-name="T50">Cognitive</text:span></text:a><text:a xlink:type="simple" xlink:href="http://en.wikipedia.org/wiki/Cognitive_Tutor"><text:span text:style-name="T50"> </text:span></text:a><text:a xlink:type="simple" xlink:href="http://en.wikipedia.org/wiki/Cognitive_Tutor"><text:span text:style-name="T50">tutor</text:span></text:a><text:a xlink:type="simple" xlink:href="http://en.wikipedia.org/wiki/Cognitive_Tutor"><text:span text:style-name="T50"> - </text:span></text:a><text:a xlink:type="simple" xlink:href="http://en.wikipedia.org/wiki/Cognitive_Tutor"><text:span text:style-name="T50">Wikipedia</text:span></text:a><text:a xlink:type="simple" xlink:href="http://en.wikipedia.org/wiki/Cognitive_Tutor"><text:span text:style-name="T50">, </text:span></text:a><text:a xlink:type="simple" xlink:href="http://en.wikipedia.org/wiki/Cognitive_Tutor"><text:span text:style-name="T50">the</text:span></text:a><text:a xlink:type="simple" xlink:href="http://en.wikipedia.org/wiki/Cognitive_Tutor"><text:span text:style-name="T50"> </text:span></text:a><text:a xlink:type="simple" xlink:href="http://en.wikipedia.org/wiki/Cognitive_Tutor"><text:span text:style-name="T50">free</text:span></text:a><text:a xlink:type="simple" xlink:href="http://en.wikipedia.org/wiki/Cognitive_Tutor"><text:span text:style-name="T50"> </text:span></text:a><text:a xlink:type="simple" xlink:href="http://en.wikipedia.org/wiki/Cognitive_Tutor"><text:span text:style-name="T50">encyclopedia</text:span></text:a></text:p>
      <text:p text:style-name="P21"><text:a xlink:type="simple" xlink:href="http://en.wikipedia.org/wiki/Theory_of_Constraints"><text:span text:style-name="T50">http</text:span></text:a><text:a xlink:type="simple" xlink:href="http://en.wikipedia.org/wiki/Theory_of_Constraints"><text:span text:style-name="T50">://</text:span></text:a><text:a xlink:type="simple" xlink:href="http://en.wikipedia.org/wiki/Theory_of_Constraints"><text:span text:style-name="T50">en</text:span></text:a><text:a xlink:type="simple" xlink:href="http://en.wikipedia.org/wiki/Theory_of_Constraints"><text:span text:style-name="T50">.</text:span></text:a><text:a xlink:type="simple" xlink:href="http://en.wikipedia.org/wiki/Theory_of_Constraints"><text:span text:style-name="T50">wikipedia</text:span></text:a><text:a xlink:type="simple" xlink:href="http://en.wikipedia.org/wiki/Theory_of_Constraints"><text:span text:style-name="T50">.</text:span></text:a><text:a xlink:type="simple" xlink:href="http://en.wikipedia.org/wiki/Theory_of_Constraints"><text:span text:style-name="T50">org</text:span></text:a><text:a xlink:type="simple" xlink:href="http://en.wikipedia.org/wiki/Theory_of_Constraints"><text:span text:style-name="T50">/</text:span></text:a><text:a xlink:type="simple" xlink:href="http://en.wikipedia.org/wiki/Theory_of_Constraints"><text:span text:style-name="T50">wiki</text:span></text:a><text:a xlink:type="simple" xlink:href="http://en.wikipedia.org/wiki/Theory_of_Constraints"><text:span text:style-name="T50">/</text:span></text:a><text:a xlink:type="simple" xlink:href="http://en.wikipedia.org/wiki/Theory_of_Constraints"><text:span text:style-name="T50">Theory</text:span></text:a><text:a xlink:type="simple" xlink:href="http://en.wikipedia.org/wiki/Theory_of_Constraints"><text:span text:style-name="T50">_</text:span></text:a><text:a xlink:type="simple" xlink:href="http://en.wikipedia.org/wiki/Theory_of_Constraints"><text:span text:style-name="T50">of</text:span></text:a><text:a xlink:type="simple" xlink:href="http://en.wikipedia.org/wiki/Theory_of_Constraints"><text:span text:style-name="T50">_</text:span></text:a><text:a xlink:type="simple" xlink:href="http://en.wikipedia.org/wiki/Theory_of_Constraints"><text:span text:style-name="T50">Constraints</text:span></text:a></text:p>
      <text:p text:style-name="P21"><text:a xlink:type="simple" xlink:href="http://en.wikipedia.org/wiki/Role-playing"><text:span text:style-name="T50">http</text:span></text:a><text:a xlink:type="simple" xlink:href="http://en.wikipedia.org/wiki/Role-playing"><text:span text:style-name="T50">://</text:span></text:a><text:a xlink:type="simple" xlink:href="http://en.wikipedia.org/wiki/Role-playing"><text:span text:style-name="T50">en</text:span></text:a><text:a xlink:type="simple" xlink:href="http://en.wikipedia.org/wiki/Role-playing"><text:span text:style-name="T50">.</text:span></text:a><text:a xlink:type="simple" xlink:href="http://en.wikipedia.org/wiki/Role-playing"><text:span text:style-name="T50">wikipedia</text:span></text:a><text:a xlink:type="simple" xlink:href="http://en.wikipedia.org/wiki/Role-playing"><text:span text:style-name="T50">.</text:span></text:a><text:a xlink:type="simple" xlink:href="http://en.wikipedia.org/wiki/Role-playing"><text:span text:style-name="T50">org</text:span></text:a><text:a xlink:type="simple" xlink:href="http://en.wikipedia.org/wiki/Role-playing"><text:span text:style-name="T50">/</text:span></text:a><text:a xlink:type="simple" xlink:href="http://en.wikipedia.org/wiki/Role-playing"><text:span text:style-name="T50">wiki</text:span></text:a><text:a xlink:type="simple" xlink:href="http://en.wikipedia.org/wiki/Role-playing"><text:span text:style-name="T50">/</text:span></text:a><text:a xlink:type="simple" xlink:href="http://en.wikipedia.org/wiki/Role-playing"><text:span text:style-name="T50">Role</text:span></text:a><text:a xlink:type="simple" xlink:href="http://en.wikipedia.org/wiki/Role-playing"><text:span text:style-name="T50">-</text:span></text:a><text:a xlink:type="simple" xlink:href="http://en.wikipedia.org/wiki/Role-playing"><text:span text:style-name="T50">playing</text:span></text:a></text:p>
      <text:p text:style-name="P47"/>
      <text:p text:style-name="P21"><text:span text:style-name="T49">Beating the Blues (NICE)</text:span></text:p>
      <text:p text:style-name="P39"/>
      <text:list xml:id="list7804270827846403144" text:style-name="LS74">
        <text:list-item>
          <text:p text:style-name="P72"><text:span text:style-name="T49">http://www.beatingtheblues.co.uk/connect/</text:span></text:p>
        </text:list-item>
      </text:list>
      <text:p text:style-name="P2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2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2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33"/>
      <text:h text:style-name="P2" text:outline-level="10">Story Elements</text:h>
      <text:p text:style-name="P21"><text:span text:style-name="T37">http://tvtropes.org/</text:span></text:p>
      <text:p text:style-name="P37"/>
      <text:p text:style-name="P37"/>
      <text:h text:style-name="P2" text:outline-level="10">Psychogenic Human Needs</text:h>
      <text:p text:style-name="P2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28"/>
      <text:p text:style-name="P28"/>
      <text:h text:style-name="P4" text:outline-level="10"><text:span text:style-name="T55">Abraham Maslow's Hierarchy</text:span></text:h>
      <text:h text:style-name="P4" text:outline-level="10"><text:span text:style-name="T55">Erich Fromm</text:span></text:h>
      <text:h text:style-name="P4" text:outline-level="10"><text:span text:style-name="T25">According to Fromm, basic needs include the need for relatedness, transcendence, rootedness, identity and a frame of orientation.</text:span></text:h>
      <text:h text:style-name="P4" text:outline-level="10"><text:span text:style-name="T55">Murray Biological and Psychogenic Needs &amp; Thematic Appreciation </text:span><text:soft-page-break/><text:span text:style-name="T55">Test (TAT)</text:span></text:h>
      <text:list xml:id="list5836616442510818695" text:style-name="LS75">
        <text:list-item>
          <text:list>
            <text:list-item>
              <text:p text:style-name="P55"><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55"><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55"><text:span text:style-name="T56">Ishizuka's Spheres</text:span></text:p>
          <text:list>
            <text:list-item>
              <text:p text:style-name="P55"><text:span text:style-name="T24">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55">Neurotics Needs</text:p>
          <text:list>
            <text:list-item>
              <text:p text:style-name="P55"><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25"/>
      <text:p text:style-name="P25"/>
      <text:h text:style-name="P7" text:outline-level="10"><text:span text:style-name="T19">Murrays Psychogenic Needs</text:span></text:h>
      <text:p text:style-name="P21"><text:span text:style-name="T24">This is the list of needs identified in Explorations in Personality, edited by</text:span><text:a xlink:type="simple" xlink:href="http://en.wikipedia.org/wiki/Henry_A._Murray"><text:span text:style-name="T24">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24"> in 1938.</text:span></text:p>
      <text:p text:style-name="P2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61">Need</text:p>
          </table:table-cell>
          <table:table-cell table:style-name="Table21.A1" office:value-type="string">
            <text:p text:style-name="P61">Definition</text:p>
          </table:table-cell>
        </table:table-row>
        <table:table-row>
          <table:table-cell table:style-name="Table21.A1" office:value-type="string">
            <text:p text:style-name="P62">Abasement</text:p>
          </table:table-cell>
          <table:table-cell table:style-name="Table21.A1" office:value-type="string">
            <text:p text:style-name="P66"><text:span text:style-name="T18">To surrender and submit to others, accept blame and punishment. To enjoy pain and misfortune.</text:span></text:p>
          </table:table-cell>
        </table:table-row>
        <table:table-row>
          <table:table-cell table:style-name="Table21.A1" office:value-type="string">
            <text:p text:style-name="P62">Achievement</text:p>
          </table:table-cell>
          <table:table-cell table:style-name="Table21.A1" office:value-type="string">
            <text:p text:style-name="P66"><text:span text:style-name="T18">To accomplish difficult tasks, overcoming obstacles and becoming expert.</text:span></text:p>
          </table:table-cell>
        </table:table-row>
        <table:table-row>
          <table:table-cell table:style-name="Table21.A1" office:value-type="string">
            <text:p text:style-name="P62">Affiliation</text:p>
          </table:table-cell>
          <table:table-cell table:style-name="Table21.A1" office:value-type="string">
            <text:p text:style-name="P66"><text:span text:style-name="T18">To be close and loyal to another person, pleasing them and winning their friendship and attention.</text:span></text:p>
          </table:table-cell>
        </table:table-row>
        <table:table-row>
          <table:table-cell table:style-name="Table21.A1" office:value-type="string">
            <text:p text:style-name="P62">Aggression</text:p>
          </table:table-cell>
          <table:table-cell table:style-name="Table21.A1" office:value-type="string">
            <text:p text:style-name="P66"><text:span text:style-name="T18">To forcefully overcome an opponent, controlling, taking revenge or punishing them.</text:span></text:p>
          </table:table-cell>
        </table:table-row>
        <table:table-row>
          <table:table-cell table:style-name="Table21.A1" office:value-type="string">
            <text:p text:style-name="P62">Autonomy</text:p>
          </table:table-cell>
          <table:table-cell table:style-name="Table21.A1" office:value-type="string">
            <text:p text:style-name="P66"><text:span text:style-name="T18">To break free from constraints, resisting coercion and dominating authority. To be irresponsible and independent.</text:span></text:p>
          </table:table-cell>
        </table:table-row>
        <table:table-row>
          <table:table-cell table:style-name="Table21.A1" office:value-type="string">
            <text:p text:style-name="P62">Counteraction</text:p>
          </table:table-cell>
          <table:table-cell table:style-name="Table21.A1" office:value-type="string">
            <text:p text:style-name="P66"><text:span text:style-name="T18">To make up for failure by trying again, seeking pridefully to overcome obstacles.</text:span></text:p>
          </table:table-cell>
        </table:table-row>
        <table:table-row>
          <table:table-cell table:style-name="Table21.A1" office:value-type="string">
            <text:p text:style-name="P62">Defendance</text:p>
          </table:table-cell>
          <table:table-cell table:style-name="Table21.A1" office:value-type="string">
            <text:p text:style-name="P66"><text:span text:style-name="T18">To defend oneself against attack or blame, hiding any failure of the self.</text:span></text:p>
          </table:table-cell>
        </table:table-row>
        <table:table-row>
          <table:table-cell table:style-name="Table21.A1" office:value-type="string">
            <text:p text:style-name="P62">Deference</text:p>
          </table:table-cell>
          <table:table-cell table:style-name="Table21.A1" office:value-type="string">
            <text:p text:style-name="P66"><text:span text:style-name="T18">To admire a superior person, praising them and yielding to them and following their rules.</text:span></text:p>
          </table:table-cell>
        </table:table-row>
        <table:table-row>
          <table:table-cell table:style-name="Table21.A1" office:value-type="string">
            <text:p text:style-name="P62">Dominance</text:p>
          </table:table-cell>
          <table:table-cell table:style-name="Table21.A1" office:value-type="string">
            <text:p text:style-name="P66"><text:span text:style-name="T18">To control one's environment, controlling other people through command or subtle persuasion.</text:span></text:p>
          </table:table-cell>
        </table:table-row>
        <table:table-row>
          <table:table-cell table:style-name="Table21.A1" office:value-type="string">
            <text:p text:style-name="P62">Exhibition</text:p>
          </table:table-cell>
          <table:table-cell table:style-name="Table21.A1" office:value-type="string">
            <text:p text:style-name="P66"><text:span text:style-name="T18">To impress others through one's actions and words, even if these are shocking.</text:span></text:p>
          </table:table-cell>
        </table:table-row>
        <table:table-row>
          <table:table-cell table:style-name="Table21.A1" office:value-type="string">
            <text:p text:style-name="P66"><text:span text:style-name="T18">Harm avoidance</text:span></text:p>
          </table:table-cell>
          <table:table-cell table:style-name="Table21.A1" office:value-type="string">
            <text:p text:style-name="P66"><text:span text:style-name="T18">To escape or avoid pain, injury and death.</text:span></text:p>
          </table:table-cell>
        </table:table-row>
        <table:table-row>
          <table:table-cell table:style-name="Table21.A1" office:value-type="string">
            <text:p text:style-name="P62">Infavoidance</text:p>
          </table:table-cell>
          <table:table-cell table:style-name="Table21.A1" office:value-type="string">
            <text:p text:style-name="P66"><text:span text:style-name="T18">To avoid being humiliated or embarrassed.</text:span></text:p>
          </table:table-cell>
        </table:table-row>
        <text:soft-page-break/>
        <table:table-row>
          <table:table-cell table:style-name="Table21.A1" office:value-type="string">
            <text:p text:style-name="P62">Nurturance</text:p>
          </table:table-cell>
          <table:table-cell table:style-name="Table21.A1" office:value-type="string">
            <text:p text:style-name="P66"><text:span text:style-name="T18">To help the helpless, feeding them and keeping them from danger.</text:span></text:p>
          </table:table-cell>
        </table:table-row>
        <table:table-row>
          <table:table-cell table:style-name="Table21.A1" office:value-type="string">
            <text:p text:style-name="P62">Order</text:p>
          </table:table-cell>
          <table:table-cell table:style-name="Table21.A1" office:value-type="string">
            <text:p text:style-name="P66"><text:span text:style-name="T18">To make things clean, neat and tidy.</text:span></text:p>
          </table:table-cell>
        </table:table-row>
        <table:table-row>
          <table:table-cell table:style-name="Table21.A1" office:value-type="string">
            <text:p text:style-name="P62">Play</text:p>
          </table:table-cell>
          <table:table-cell table:style-name="Table21.A1" office:value-type="string">
            <text:p text:style-name="P66"><text:span text:style-name="T18">To have fun, laugh and relax, enjoying oneself.</text:span></text:p>
          </table:table-cell>
        </table:table-row>
        <table:table-row>
          <table:table-cell table:style-name="Table21.A1" office:value-type="string">
            <text:p text:style-name="P62">Rejection</text:p>
          </table:table-cell>
          <table:table-cell table:style-name="Table21.A1" office:value-type="string">
            <text:p text:style-name="P66"><text:span text:style-name="T18">To separate oneself from a negatively viewed object or person, excluding or abandoning it.</text:span></text:p>
          </table:table-cell>
        </table:table-row>
        <table:table-row>
          <table:table-cell table:style-name="Table21.A1" office:value-type="string">
            <text:p text:style-name="P62">Sentience</text:p>
          </table:table-cell>
          <table:table-cell table:style-name="Table21.A1" office:value-type="string">
            <text:p text:style-name="P66"><text:span text:style-name="T18">To seek out and enjoy sensual experiences.</text:span></text:p>
          </table:table-cell>
        </table:table-row>
        <table:table-row>
          <table:table-cell table:style-name="Table21.A1" office:value-type="string">
            <text:p text:style-name="P62">Sex</text:p>
          </table:table-cell>
          <table:table-cell table:style-name="Table21.A1" office:value-type="string">
            <text:p text:style-name="P66"><text:span text:style-name="T18">To form relationships that lead to sexual intercourse.</text:span></text:p>
          </table:table-cell>
        </table:table-row>
        <table:table-row>
          <table:table-cell table:style-name="Table21.A1" office:value-type="string">
            <text:p text:style-name="P62">Succourance</text:p>
          </table:table-cell>
          <table:table-cell table:style-name="Table21.A1" office:value-type="string">
            <text:p text:style-name="P66"><text:span text:style-name="T18">To have one's needs satisfied by someone or something. Includes being loved, nursed, helped, forgiven and consoled.</text:span></text:p>
          </table:table-cell>
        </table:table-row>
        <table:table-row>
          <table:table-cell table:style-name="Table21.A1" office:value-type="string">
            <text:p text:style-name="P62">Understanding</text:p>
          </table:table-cell>
          <table:table-cell table:style-name="Table21.A1" office:value-type="string">
            <text:p text:style-name="P66"><text:span text:style-name="T18">To be curious, ask questions and find answers.</text:span></text:p>
          </table:table-cell>
        </table:table-row>
      </table:table>
      <text:p text:style-name="P21"/>
      <text:p text:style-name="P21"/>
      <text:h text:style-name="P10" text:outline-level="10"><text:span text:style-name="T20">1. Ambition Needs</text:span></text:h>
      <text:p text:style-name="P48"/>
      <text:p text:style-name="P48"/>
      <text:list xml:id="list4097146874514611388" text:style-name="LS76">
        <text:list-item>
          <text:p text:style-name="P75"><text:span text:style-name="T58">Achievement:</text:span><text:span text:style-name="T59"> Success, accomplishment, and overcoming obstacles.</text:span></text:p>
        </text:list-item>
        <text:list-item>
          <text:p text:style-name="P75"><text:span text:style-name="T58">Exhibition:</text:span><text:span text:style-name="T59"> Shocking or thrilling other people.</text:span></text:p>
        </text:list-item>
        <text:list-item>
          <text:p text:style-name="P75"><text:span text:style-name="T58">Recognition:</text:span><text:span text:style-name="T59"> Displaying achievements and gaining social status.</text:span></text:p>
        </text:list-item>
      </text:list>
      <text:h text:style-name="P10" text:outline-level="10"><text:span text:style-name="T20">2. Materialistic Needs</text:span></text:h>
      <text:p text:style-name="P48"/>
      <text:p text:style-name="P48"/>
      <text:list xml:id="list2906553624469359476" text:style-name="LS77">
        <text:list-item>
          <text:p text:style-name="P76"><text:span text:style-name="T58">Acquisition:</text:span><text:span text:style-name="T59"> Obtaining things.</text:span></text:p>
        </text:list-item>
        <text:list-item>
          <text:p text:style-name="P76"><text:span text:style-name="T58">Construction:</text:span><text:span text:style-name="T59"> Creating things.</text:span></text:p>
        </text:list-item>
        <text:list-item>
          <text:p text:style-name="P76"><text:span text:style-name="T58">Order:</text:span><text:span text:style-name="T59"> Making things neat and organized.</text:span></text:p>
        </text:list-item>
        <text:list-item>
          <text:p text:style-name="P76"><text:span text:style-name="T58">Retention:</text:span><text:span text:style-name="T59"> Keeping things.</text:span></text:p>
        </text:list-item>
      </text:list>
      <text:h text:style-name="P10" text:outline-level="10"><text:span text:style-name="T20">3. Power Needs</text:span></text:h>
      <text:p text:style-name="P48"/>
      <text:p text:style-name="P48"/>
      <text:list xml:id="list7251989472644592869" text:style-name="LS78">
        <text:list-item>
          <text:p text:style-name="P77"><text:span text:style-name="T58">Abasement:</text:span><text:span text:style-name="T59"> Confessing and apologizing.</text:span></text:p>
        </text:list-item>
        <text:list-item>
          <text:p text:style-name="P77"><text:span text:style-name="T58">Autonomy:</text:span><text:span text:style-name="T59"> Independence and resistance.</text:span></text:p>
        </text:list-item>
        <text:list-item>
          <text:p text:style-name="P77"><text:span text:style-name="T58">Aggression:</text:span><text:span text:style-name="T59"> Attacking or ridiculing others.</text:span></text:p>
        </text:list-item>
        <text:list-item>
          <text:p text:style-name="P77"><text:span text:style-name="T58">Blame Avoidance:</text:span><text:span text:style-name="T59"> Following the rules and avoiding blame.</text:span></text:p>
        </text:list-item>
        <text:list-item>
          <text:p text:style-name="P77"><text:span text:style-name="T58">Deference:</text:span><text:span text:style-name="T59"> Obeying and cooperating with others.</text:span></text:p>
        </text:list-item>
        <text:list-item>
          <text:p text:style-name="P77"><text:span text:style-name="T58">Dominance:</text:span><text:span text:style-name="T59"> Controlling others.</text:span></text:p>
        </text:list-item>
      </text:list>
      <text:h text:style-name="P10" text:outline-level="10"><text:span text:style-name="T20">4. Affection Needs</text:span></text:h>
      <text:p text:style-name="P48"/>
      <text:p text:style-name="P48"/>
      <text:list xml:id="list5134027570255870039" text:style-name="LS79">
        <text:list-item>
          <text:p text:style-name="P78"><text:span text:style-name="T58">Affiliation:</text:span><text:span text:style-name="T59"> Spending time with other people.</text:span></text:p>
        </text:list-item>
        <text:list-item>
          <text:p text:style-name="P78"><text:soft-page-break/><text:span text:style-name="T58">Nurturance:</text:span><text:span text:style-name="T59"> Taking care of another person.</text:span></text:p>
        </text:list-item>
        <text:list-item>
          <text:p text:style-name="P78"><text:span text:style-name="T58">Play:</text:span><text:span text:style-name="T59"> Having fun with others.</text:span></text:p>
        </text:list-item>
        <text:list-item>
          <text:p text:style-name="P78"><text:span text:style-name="T58">Rejection:</text:span><text:span text:style-name="T59"> Rejecting other people.</text:span></text:p>
        </text:list-item>
        <text:list-item>
          <text:p text:style-name="P78"><text:span text:style-name="T58">Succorance:</text:span><text:span text:style-name="T59"> Being helped or protected by others.</text:span></text:p>
        </text:list-item>
      </text:list>
      <text:h text:style-name="P10" text:outline-level="10"><text:span text:style-name="T20">5. Information Needs</text:span></text:h>
      <text:p text:style-name="P48"/>
      <text:p text:style-name="P48"/>
      <text:list xml:id="list646551009512094513" text:style-name="LS80">
        <text:list-item>
          <text:p text:style-name="P79"><text:span text:style-name="T58">Cognizance:</text:span><text:span text:style-name="T59"> Seeking knowledge and asking questions.</text:span></text:p>
        </text:list-item>
        <text:list-item>
          <text:p text:style-name="P79"><text:span text:style-name="T58">Exposition:</text:span><text:span text:style-name="T59"> Education others.</text:span></text:p>
        </text:list-item>
      </text:list>
      <text:p text:style-name="P49"/>
      <text:p text:style-name="P49"/>
      <text:h text:style-name="P7" text:outline-level="10"><text:span text:style-name="T21">Maslow’s Hierarchy of Needs</text:span></text:h>
      <text:p text:style-name="P91"><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25"/>
      <text:p text:style-name="P91"><text:span text:style-name="T59">Maslow believed that these needs are similar to instincts and play a major role in motivating behavior. Physiological, security, social, and esteem needs are </text:span><text:span text:style-name="T58">deficiency needs</text:span><text:span text:style-name="T59"> (also known as </text:span><text:span text:style-name="T60">D-needs</text:span><text:span text:style-name="T59">), meaning that these needs arise due to deprivation. Satisfying these lower-level needs is important in order to avoid unpleasant feelings or consequences.</text:span></text:p>
      <text:p text:style-name="P49"/>
      <text:p text:style-name="P91"><text:span text:style-name="T59">Maslow termed the highest-level of the pyramid as </text:span><text:span text:style-name="T58">growth needs</text:span><text:span text:style-name="T59"> (also known as </text:span><text:span text:style-name="T60">being needs</text:span><text:span text:style-name="T59"> or </text:span><text:span text:style-name="T60">B-needs</text:span><text:span text:style-name="T59">). Growth needs do not stem from a lack of something, but rather from a desire to grow as a person.</text:span></text:p>
      <text:h text:style-name="P10" text:outline-level="10"><text:span text:style-name="T20">Five Levels of the Hierarchy of Needs</text:span></text:h>
      <text:p text:style-name="P91"><text:span text:style-name="T59">There are five different levels in Maslow’s hierarchy of needs:</text:span></text:p>
      <text:p text:style-name="P49"/>
      <text:p text:style-name="P49"/>
      <text:list xml:id="list8723144974680551765" text:style-name="LS81">
        <text:list-item>
          <text:p text:style-name="P80"><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80"><text:span text:style-name="T59">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80"><text:span text:style-name="T59">Some examples of the physiological needs include:</text:span></text:p>
            </text:list-item>
          </text:list>
        </text:list-item>
      </text:list>
      <text:p text:style-name="P49"/>
      <text:p text:style-name="P49"/>
      <text:list xml:id="list2404492404285664057" text:style-name="LS82">
        <text:list-item>
          <text:p text:style-name="P89">Food</text:p>
        </text:list-item>
        <text:list-item>
          <text:p text:style-name="P89">Water</text:p>
        </text:list-item>
        <text:list-item>
          <text:p text:style-name="P89">Breathing</text:p>
        </text:list-item>
        <text:list-item>
          <text:p text:style-name="P89">Homeostatis</text:p>
        </text:list-item>
        <text:list-item>
          <text:p text:style-name="P81"><text:span text:style-name="T59">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49"/>
      <text:p text:style-name="P49"/>
      <text:list xml:id="list4604325809261150200" text:style-name="LS83">
        <text:list-item>
          <text:p text:style-name="P82"><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82"><text:span text:style-name="T59">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82"><text:span text:style-name="T59">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82"><text:soft-page-break/><text:span text:style-name="T59">Some of the basic security and safety needs include:</text:span></text:p>
            </text:list-item>
          </text:list>
        </text:list-item>
      </text:list>
      <text:p text:style-name="P49"/>
      <text:p text:style-name="P49"/>
      <text:list xml:id="list8348916101342634586" text:style-name="LS84">
        <text:list-item>
          <text:p text:style-name="P83"><text:span text:style-name="T59">Financial security</text:span></text:p>
        </text:list-item>
        <text:list-item>
          <text:p text:style-name="P83"><text:span text:style-name="T59">Heath and wellness</text:span></text:p>
        </text:list-item>
        <text:list-item>
          <text:p text:style-name="P83"><text:span text:style-name="T59">Safety against accidents and injury</text:span></text:p>
        </text:list-item>
        <text:list-item>
          <text:p text:style-name="P83"><text:span text:style-name="T59">Finding a steady job, obtaining health insurance, contributing money to a savings account and moving into a safer neighborhood are all examples of actions motivated by the security and safety needs.</text:span></text:p>
        </text:list-item>
      </text:list>
      <text:p text:style-name="P92"><text:span text:style-name="T59">Together, the safety and psychological levels of the hierarchy make up what is often referred to as the basic needs.</text:span></text:p>
      <text:p text:style-name="P49"/>
      <text:p text:style-name="P49"/>
      <text:list xml:id="list3972069282732102057" text:style-name="LS85">
        <text:list-item>
          <text:p text:style-name="P84"><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84"><text:span text:style-name="T59">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84"><text:span text:style-name="T59">Some of the things that satisfy this need include:</text:span></text:p>
        </text:list-item>
      </text:list>
      <text:p text:style-name="P49"/>
      <text:p text:style-name="P49"/>
      <text:list xml:id="list965499908597878651" text:style-name="LS86">
        <text:list-item>
          <text:p text:style-name="P90">Friendships</text:p>
        </text:list-item>
        <text:list-item>
          <text:p text:style-name="P85"><text:span text:style-name="T59">Romantic attachments</text:span></text:p>
        </text:list-item>
        <text:list-item>
          <text:p text:style-name="P90">Family</text:p>
        </text:list-item>
        <text:list-item>
          <text:p text:style-name="P85"><text:span text:style-name="T59">Social groups</text:span></text:p>
        </text:list-item>
        <text:list-item>
          <text:p text:style-name="P85"><text:span text:style-name="T59">Community groups</text:span></text:p>
        </text:list-item>
        <text:list-item>
          <text:p text:style-name="P85"><text:span text:style-name="T59">Churches and religious organizations</text:span></text:p>
        </text:list-item>
      </text:list>
      <text:p text:style-name="P49"/>
      <text:p text:style-name="P49"/>
      <text:list xml:id="list5767729163914268716" text:style-name="LS87">
        <text:list-item>
          <text:p text:style-name="P86"><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86"><text:span text:style-name="T59">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91"><text:span text:style-name="T59">In addition to the need for feelings of accomplishment and prestige, the esteem needs include such things as</text:span><text:a xlink:type="simple" xlink:href="http://psychology.about.com/od/sindex/f/what-is-self-esteem.htm"><text:span text:style-name="T59">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59">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49"/>
      <text:p text:style-name="P49"/>
      <text:p text:style-name="P49"/>
      <text:list xml:id="list6349887835379630560" text:style-name="LS88">
        <text:list-item>
          <text:p text:style-name="P87"><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87"><text:span text:style-name="T59">This is the highest level of Maslow’s hierarchy of needs.</text:span><text:a xlink:type="simple" xlink:href="http://psychology.about.com/od/theoriesofpersonality/tp/self-actualized-characteristic.htm"><text:span text:style-name="T59">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59"> people are self-aware, concerned with personal growth, less concerned with the opinions of others and interested fulfilling their potential.</text:span></text:p>
            </text:list-item>
          </text:list>
        </text:list-item>
      </text:list>
      <text:p text:style-name="P49"/>
      <text:h text:style-name="P10" text:outline-level="10"><text:bookmark text:name="h.p58b8u7otkcz"/><text:span text:style-name="T20">Characteristics of Self-Actualized People</text:span></text:h>
      <text:p text:style-name="P91"><text:span text:style-name="T59">In addition to describing what is meant by self-actualization in his theory, Maslow also identified some of the key characteristics of self-actualized people:</text:span></text:p>
      <text:p text:style-name="P49"/>
      <text:p text:style-name="P49"/>
      <text:list xml:id="list570044620598860500" text:style-name="LS89">
        <text:list-item>
          <text:p text:style-name="P88"><text:span text:style-name="T58">Acceptance and Realism:</text:span><text:span text:style-name="T59"> Self-actualized people have realistic perceptions of themselves, others and the world around them.</text:span></text:p>
        </text:list-item>
        <text:list-item>
          <text:p text:style-name="P88"><text:span text:style-name="T58">Problem-centering:</text:span><text:span text:style-name="T59"> Self-actualized individuals are concerned with solving problems outside of themselves, including helping others and finding solutions to problems in the external world. These people are often motivated by a sense of personal </text:span><text:soft-page-break/><text:span text:style-name="T59">responsibility and ethics.</text:span></text:p>
        </text:list-item>
        <text:list-item>
          <text:p text:style-name="P88"><text:span text:style-name="T58">Spontaneity:</text:span><text:span text:style-name="T59"> Self-actualized people are spontaneous in their internal thoughts and outward behavior. While they can conform to rules and social expectations, they also tend to be open and unconventional.</text:span></text:p>
        </text:list-item>
        <text:list-item>
          <text:p text:style-name="P88"><text:span text:style-name="T58">Autonomy and Solitude:</text:span><text:span text:style-name="T59"> Another characteristics of self-actualized people is the need for independence and privacy. While they enjoy the company of others, these individuals need time to focus on developing their own individual potential.</text:span></text:p>
        </text:list-item>
        <text:list-item>
          <text:p text:style-name="P88"><text:span text:style-name="T58">Continued Freshness of Appreciation:</text:span><text:span text:style-name="T59"> Self-actualized people tend to view the world with a continual sense of appreciation, wonder and awe. Even simple experiences continue to be a source of inspiration and pleasure.</text:span></text:p>
        </text:list-item>
        <text:list-item>
          <text:p text:style-name="P88"><text:span text:style-name="T58">Peak Experiences:</text:span><text:span text:style-name="T59"> Individuals who are self-actualized often have what Maslow termed</text:span><text:span text:style-name="T60">peak experiences</text:span><text:span text:style-name="T59">, or moments of intense joy, wonder, awe and ecstasy. After these experiences, people feel inspired, strengthened, renewed or transformed.3</text:span></text:p>
        </text:list-item>
      </text:list>
      <text:p text:style-name="P49"/>
      <text:p text:style-name="P21">http://apiwiki.twitter.com/Annotations-Overview<text:tab/>http://www.socialtimes.com/2010/04/10-possible-uses-of-twitters-new-annotations/<text:tab/><text:tab/><text:tab/><text:tab/><text:tab/><text:tab/><text:tab/><text:tab/><text:tab/><text:tab/><text:tab/><text:tab/><text:tab/><text:tab/><text:tab/><text:tab/><text:tab/><text:tab/></text:p>
      <text:p text:style-name="P21">http://r.github.com/annotationsformatter/<text:tab/></text:p>
      <text:p text:style-name="P21">http://www.mmmeeja.com/blog/semantic-web/twitter-annotations-rdf.html<text:tab/><text:tab/><text:tab/><text:tab/><text:tab/><text:tab/><text:tab/><text:tab/><text:tab/></text:p>
      <text:p text:style-name="P21"/>
      <text:p text:style-name="P21">http://wiki.github.com/joshsh/twitlogic/semantic-twannotations<text:tab/><text:tab/><text:tab/><text:tab/><text:tab/><text:tab/><text:tab/><text:tab/><text:tab/><text:tab/></text:p>
      <text:p text:style-name="P21">http://activitystrea.ms/spec/1.0/atom-activity-01.html<text:tab/></text:p>
      <text:p text:style-name="P21">http://wiki.activitystrea.ms/<text:tab/></text:p>
      <text:p text:style-name="P21">http://wiki.activitystrea.ms/browse/#view=ViewFolder&amp;param=Verbs<text:tab/><text:tab/><text:tab/><text:tab/><text:tab/><text:tab/><text:tab/><text:tab/><text:tab/><text:tab/><text:tab/><text:tab/><text:tab/><text:tab/><text:tab/><text:tab/><text:tab/><text:tab/><text:tab/><text:tab/><text:tab/><text:tab/><text:tab/><text:tab/><text:tab/><text:tab/></text:p>
      <text:p text:style-name="P21">http://opengraphprotocol.org/<text:tab/><text:tab/><text:tab/><text:tab/><text:tab/><text:tab/><text:tab/><text:tab/><text:tab/><text:tab/><text:tab/><text:tab/><text:tab/><text:tab/><text:tab/><text:tab/><text:tab/><text:tab/><text:tab/><text:tab/><text:tab/><text:tab/><text:tab/><text:tab/><text:tab/><text:tab/><text:tab/><text:tab/><text:tab/><text:tab/><text:tab/><text:tab/></text:p>
      <text:p text:style-name="P21">http://abmeta.org/#spec<text:tab/><text:tab/><text:tab/><text:tab/><text:tab/><text:tab/><text:tab/><text:tab/><text:tab/><text:tab/><text:tab/><text:tab/><text:tab/><text:tab/><text:tab/><text:tab/><text:tab/><text:tab/><text:tab/><text:tab/><text:tab/><text:tab/><text:tab/><text:tab/><text:tab/><text:tab/><text:tab/><text:tab/><text:tab/><text:tab/></text:p>
      <text:p text:style-name="P2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21">http://www.hr-xml.org/<text:tab/><text:tab/><text:tab/><text:tab/><text:tab/><text:tab/><text:tab/><text:tab/><text:tab/><text:tab/><text:tab/><text:tab/><text:tab/><text:tab/><text:tab/><text:tab/><text:tab/><text:tab/><text:tab/><text:tab/><text:tab/><text:tab/><text:tab/><text:tab/><text:tab/><text:tab/><text:tab/><text:tab/><text:tab/><text:tab/><text:tab/><text:tab/></text:p>
      <text:p text:style-name="P21">http://en.wikipedia.org/wiki/Learning_object<text:tab/><text:tab/><text:tab/><text:tab/><text:tab/><text:tab/><text:tab/><text:tab/><text:tab/><text:tab/><text:tab/><text:tab/><text:tab/><text:tab/><text:tab/><text:tab/><text:tab/><text:tab/><text:tab/></text:p>
      <text:p text:style-name="P21"/>
      <text:p text:style-name="P58"><text:span text:style-name="T5"/></text:p>
      <text:p text:style-name="P20"/>
      <text:p text:style-name="P21"/>
      <text:p text:style-name="P21"/>
      <text:p text:style-name="P21"/>
      <text:h text:style-name="P96" text:outline-level="10"><text:bookmark text:name="h.fv0zf5fz5ost"/><text:span text:style-name="T26">The Original Idea</text:span></text:h>
      <text:p text:style-name="P2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5" text:outline-level="10"><text:span text:style-name="T27">Global Survival System / Online Store</text:span></text:h>
      <text:p text:style-name="P73">One planned feature for GSS is a dynamic product catalog / e-store that suggests products which may be helpful in present and future situations. <text:s/>("What may I need?" button)</text:p>
      <text:p text:style-name="P73"/>
      <text:p text:style-name="P73">Originally I thought it would recommend products &amp; services which are directly related to current conditions (ex: preparedness for the presence of natural disasters)...</text:p>
      <text:p text:style-name="P73"/>
      <text:p text:style-name="P73">But recently I realized that it should also include recommendation rules which are triggered due to the LACK of certain conditions. <text:s/>(ex: if you are "far" from any hospitals, then you ought to have at least a first-aid kit)</text:p>
      <text:p text:style-name="P73"/>
      <text:p text:style-name="P73">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73"/>
      <text:p text:style-name="P73">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73"/>
      <text:p text:style-name="P73">Maybe "product" is the wrong word because the suggestions could also include freely offered services..</text:p>
      <text:p text:style-name="P73"/>
      <text:p text:style-name="P73">I can't think of a reason why an e-store like Amazon wouldn't be interested in this... <text:s/>it wouldnt require their permission -- affiliate marketing programs encourage and reward bloggers to advertise products they choose (using an embedded referral code).</text:p>
      <text:p text:style-name="P73"/>
      <text:p text:style-name="P73">Any thoughts? </text:p>
      <text:p text:style-name="P21"/>
      <text:p text:style-name="P2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style:font-face style:name="Georgia" svg:font-family="Georgia"/>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 </meta:initial-creator>
    <meta:creation-date>2014-01-03T12:07:12.112629675</meta:creation-date>
    <dc:date>2014-01-03T12:12:10.839705792</dc:date>
    <dc:creator>seh </dc:creator>
    <meta:editing-duration>P0D</meta:editing-duration>
    <meta:editing-cycles>1</meta:editing-cycles>
    <meta:document-statistic meta:table-count="3" meta:image-count="0" meta:object-count="0" meta:page-count="36" meta:paragraph-count="787" meta:word-count="4925" meta:character-count="43842" meta:non-whitespace-character-count="39407"/>
    <meta:generator>LibreOffice/4.1.3.2$Linux_X86_64 LibreOffice_project/410m0$Build-2</meta:generator>
  </office:meta>
</office:document-meta>
</file>